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31b" officeooo:paragraph-rsid="0019f31b"/>
    </style:style>
    <style:style style:name="P2" style:family="paragraph" style:parent-style-name="Standard">
      <style:text-properties style:font-name="Andale Mono" fo:font-size="10pt" fo:font-weight="bold" officeooo:rsid="001fc4b3" officeooo:paragraph-rsid="001fc4b3" style:font-size-asian="10pt" style:font-weight-asian="bold" style:font-size-complex="10pt" style:font-weight-complex="bold"/>
    </style:style>
    <style:style style:name="P3" style:family="paragraph" style:parent-style-name="Standard">
      <style:text-properties style:font-name="Andale Mono" fo:font-size="10pt" fo:font-weight="bold" officeooo:rsid="0032cf6b" officeooo:paragraph-rsid="0032cf6b" style:font-size-asian="10pt" style:font-weight-asian="bold" style:font-size-complex="10pt" style:font-weight-complex="bold"/>
    </style:style>
    <style:style style:name="P4" style:family="paragraph" style:parent-style-name="Standard">
      <style:text-properties style:font-name="Liberation Sans" fo:font-size="12pt" officeooo:rsid="0019f31b" officeooo:paragraph-rsid="001b0c0b" style:font-size-asian="10.5pt" style:font-size-complex="12pt"/>
    </style:style>
    <style:style style:name="P5" style:family="paragraph" style:parent-style-name="Standard">
      <style:text-properties style:font-name="Liberation Sans" fo:font-size="12pt" officeooo:rsid="001b0c0b" officeooo:paragraph-rsid="001b0c0b" style:font-size-asian="10.5pt" style:font-size-complex="12pt"/>
    </style:style>
    <style:style style:name="P6" style:family="paragraph" style:parent-style-name="Standard">
      <style:text-properties style:font-name="Liberation Sans" fo:font-size="12pt" officeooo:rsid="00310ddb" officeooo:paragraph-rsid="00310ddb" style:font-size-asian="10.5pt" style:font-size-complex="12pt"/>
    </style:style>
    <style:style style:name="P7" style:family="paragraph" style:parent-style-name="Standard">
      <style:text-properties style:font-name="Liberation Sans" fo:font-size="12pt" fo:font-weight="bold" officeooo:rsid="002b616a" officeooo:paragraph-rsid="002b616a" style:font-size-asian="12pt" style:font-weight-asian="bold" style:font-size-complex="12pt" style:font-weight-complex="bold"/>
    </style:style>
    <style:style style:name="P8" style:family="paragraph" style:parent-style-name="Standard">
      <style:text-properties style:font-name="Liberation Sans" fo:font-size="12pt" fo:font-weight="bold" officeooo:rsid="001fc4b3" officeooo:paragraph-rsid="001fc4b3" style:font-size-asian="12pt" style:font-weight-asian="bold" style:font-size-complex="12pt" style:font-weight-complex="bold"/>
    </style:style>
    <style:style style:name="P9" style:family="paragraph" style:parent-style-name="Standard">
      <style:text-properties style:font-name="Liberation Sans" fo:font-size="12pt" fo:font-weight="normal" officeooo:rsid="00272b9b" officeooo:paragraph-rsid="0028b090" style:font-size-asian="12pt" style:font-weight-asian="normal" style:font-size-complex="12pt" style:font-weight-complex="normal"/>
    </style:style>
    <style:style style:name="P10" style:family="paragraph" style:parent-style-name="Standard">
      <style:text-properties style:font-name="Liberation Sans" fo:font-size="12pt" fo:font-weight="normal" officeooo:rsid="00272b9b" officeooo:paragraph-rsid="00272b9b" style:font-size-asian="12pt" style:font-weight-asian="normal" style:font-size-complex="12pt" style:font-weight-complex="normal"/>
    </style:style>
    <style:style style:name="P11" style:family="paragraph" style:parent-style-name="Standard">
      <style:text-properties style:font-name="Liberation Sans" fo:font-size="12pt" fo:font-weight="normal" officeooo:rsid="00272b9b" officeooo:paragraph-rsid="001fc4b3" style:font-size-asian="12pt" style:font-weight-asian="normal" style:font-size-complex="12pt" style:font-weight-complex="normal"/>
    </style:style>
    <style:style style:name="P12" style:family="paragraph" style:parent-style-name="Standard">
      <style:text-properties style:font-name="Liberation Sans" fo:font-size="12pt" fo:font-weight="normal" officeooo:rsid="0028b090" officeooo:paragraph-rsid="0028b090" style:font-size-asian="12pt" style:font-weight-asian="normal" style:font-size-complex="12pt" style:font-weight-complex="normal"/>
    </style:style>
    <style:style style:name="P13" style:family="paragraph" style:parent-style-name="Standard">
      <style:text-properties style:font-name="Liberation Sans" fo:font-size="12pt" fo:font-weight="normal" officeooo:rsid="002b616a" officeooo:paragraph-rsid="002b616a" style:font-size-asian="12pt" style:font-weight-asian="normal" style:font-size-complex="12pt" style:font-weight-complex="normal"/>
    </style:style>
    <style:style style:name="P14" style:family="paragraph" style:parent-style-name="Standard">
      <style:text-properties style:font-name="Liberation Sans" fo:font-size="12pt" fo:font-weight="normal" officeooo:rsid="002b616a" officeooo:paragraph-rsid="002ceedf" style:font-size-asian="12pt" style:font-weight-asian="normal" style:font-size-complex="12pt" style:font-weight-complex="normal"/>
    </style:style>
    <style:style style:name="P15" style:family="paragraph" style:parent-style-name="Standard">
      <style:text-properties style:font-name="Liberation Sans" fo:font-size="12pt" fo:font-weight="normal" officeooo:rsid="002ceedf" officeooo:paragraph-rsid="002ceedf" style:font-size-asian="12pt" style:font-weight-asian="normal" style:font-size-complex="12pt" style:font-weight-complex="normal"/>
    </style:style>
    <style:style style:name="P16" style:family="paragraph" style:parent-style-name="Standard">
      <style:text-properties style:font-name="Liberation Sans" fo:font-size="12pt" fo:font-weight="normal" officeooo:rsid="002fd185" officeooo:paragraph-rsid="002fd185" style:font-size-asian="12pt" style:font-weight-asian="normal" style:font-size-complex="12pt" style:font-weight-complex="normal"/>
    </style:style>
    <style:style style:name="P17" style:family="paragraph" style:parent-style-name="Standard">
      <style:text-properties style:font-name="Liberation Sans" fo:font-size="12pt" fo:font-weight="normal" officeooo:rsid="0030096a" officeooo:paragraph-rsid="0030096a" style:font-size-asian="12pt" style:font-weight-asian="normal" style:font-size-complex="12pt" style:font-weight-complex="normal"/>
    </style:style>
    <style:style style:name="P18" style:family="paragraph" style:parent-style-name="Standard">
      <style:text-properties style:font-name="Liberation Sans" fo:font-size="12pt" fo:font-weight="normal" officeooo:rsid="00302853" officeooo:paragraph-rsid="00302853" style:font-size-asian="12pt" style:font-weight-asian="normal" style:font-size-complex="12pt" style:font-weight-complex="normal"/>
    </style:style>
    <style:style style:name="P19" style:family="paragraph" style:parent-style-name="Standard">
      <style:text-properties style:font-name="Liberation Sans" fo:font-size="12pt" fo:font-weight="normal" officeooo:rsid="0030bf7b" officeooo:paragraph-rsid="0030bf7b" style:font-size-asian="12pt" style:font-weight-asian="normal" style:font-size-complex="12pt" style:font-weight-complex="normal"/>
    </style:style>
    <style:style style:name="P20" style:family="paragraph" style:parent-style-name="Standard">
      <style:text-properties style:font-name="Liberation Sans" fo:font-size="12pt" fo:font-weight="normal" officeooo:rsid="0030e3c8" officeooo:paragraph-rsid="0030e3c8" style:font-size-asian="12pt" style:font-weight-asian="normal" style:font-size-complex="12pt" style:font-weight-complex="normal"/>
    </style:style>
    <style:style style:name="P21" style:family="paragraph" style:parent-style-name="Standard">
      <style:text-properties style:font-name="Liberation Sans" fo:font-size="12pt" fo:font-weight="normal" officeooo:rsid="001fc4b3" officeooo:paragraph-rsid="001fc4b3" style:font-size-asian="12pt" style:font-weight-asian="normal" style:font-size-complex="12pt" style:font-weight-complex="normal"/>
    </style:style>
    <style:style style:name="P22" style:family="paragraph" style:parent-style-name="Standard">
      <style:text-properties style:font-name="Liberation Sans" fo:font-size="12pt" fo:font-weight="normal" officeooo:rsid="001fc4b3" officeooo:paragraph-rsid="00212a4e" style:font-size-asian="12pt" style:font-weight-asian="normal" style:font-size-complex="12pt" style:font-weight-complex="normal"/>
    </style:style>
    <style:style style:name="P23" style:family="paragraph" style:parent-style-name="Standard">
      <style:text-properties style:font-name="Liberation Sans" fo:font-size="12pt" fo:font-weight="normal" officeooo:rsid="00212a4e" officeooo:paragraph-rsid="00212a4e" style:font-size-asian="12pt" style:font-weight-asian="normal" style:font-size-complex="12pt" style:font-weight-complex="normal"/>
    </style:style>
    <style:style style:name="P24" style:family="paragraph" style:parent-style-name="Standard">
      <style:text-properties style:font-name="Liberation Sans" fo:font-size="12pt" fo:font-weight="normal" officeooo:rsid="0032cf6b" officeooo:paragraph-rsid="0032cf6b" style:font-size-asian="12pt" style:font-weight-asian="normal" style:font-size-complex="12pt" style:font-weight-complex="normal"/>
    </style:style>
    <style:style style:name="P25" style:family="paragraph" style:parent-style-name="Standard">
      <style:text-properties style:font-name="Liberation Sans" fo:font-size="12pt" fo:font-weight="normal" officeooo:rsid="0034e62f" officeooo:paragraph-rsid="0034e62f" style:font-size-asian="12pt" style:font-weight-asian="normal" style:font-size-complex="12pt" style:font-weight-complex="normal"/>
    </style:style>
    <style:style style:name="P26" style:family="paragraph" style:parent-style-name="Standard">
      <style:text-properties style:font-name="Liberation Sans" fo:font-size="12pt" fo:font-weight="normal" officeooo:rsid="003555bd" officeooo:paragraph-rsid="003555bd" style:font-size-asian="12pt" style:font-weight-asian="normal" style:font-size-complex="12pt" style:font-weight-complex="normal"/>
    </style:style>
    <style:style style:name="P27" style:family="paragraph" style:parent-style-name="Standard">
      <style:text-properties style:font-name="Liberation Sans" fo:font-size="12pt" fo:font-weight="normal" officeooo:rsid="0036908f" officeooo:paragraph-rsid="0036908f" style:font-size-asian="12pt" style:font-weight-asian="normal" style:font-size-complex="12pt" style:font-weight-complex="normal"/>
    </style:style>
    <style:style style:name="P28" style:family="paragraph" style:parent-style-name="Standard">
      <style:text-properties style:font-name="Liberation Sans" fo:font-size="12pt" fo:font-weight="normal" officeooo:rsid="0036a516" officeooo:paragraph-rsid="0036a516" style:font-size-asian="12pt" style:font-weight-asian="normal" style:font-size-complex="12pt" style:font-weight-complex="normal"/>
    </style:style>
    <style:style style:name="P29" style:family="paragraph" style:parent-style-name="Standard">
      <style:text-properties style:font-name="Liberation Sans" fo:font-size="12pt" fo:font-weight="normal" officeooo:rsid="0031f43c" officeooo:paragraph-rsid="0031f43c" style:font-size-asian="10.5pt" style:font-weight-asian="normal" style:font-size-complex="12pt" style:font-weight-complex="normal"/>
    </style:style>
    <style:style style:name="P30" style:family="paragraph" style:parent-style-name="Standard">
      <style:text-properties style:font-name="Liberation Sans" fo:font-size="12pt" fo:font-weight="normal" officeooo:rsid="0032cf6b" officeooo:paragraph-rsid="0032cf6b" style:font-size-asian="10.5pt" style:font-weight-asian="normal" style:font-size-complex="12pt" style:font-weight-complex="normal"/>
    </style:style>
    <style:style style:name="P31" style:family="paragraph" style:parent-style-name="Standard">
      <style:text-properties style:font-name="Liberation Sans" fo:font-size="12pt" fo:font-weight="normal" officeooo:rsid="0034e62f" officeooo:paragraph-rsid="0034e62f" style:font-size-asian="10.5pt" style:font-weight-asian="normal" style:font-size-complex="12pt" style:font-weight-complex="normal"/>
    </style:style>
    <style:style style:name="P32" style:family="paragraph" style:parent-style-name="Standard">
      <style:text-properties style:font-name="Liberation Sans" fo:font-size="12pt" fo:font-weight="normal" officeooo:rsid="0036908f" officeooo:paragraph-rsid="0036908f" style:font-size-asian="10.5pt" style:font-weight-asian="normal" style:font-size-complex="12pt" style:font-weight-complex="normal"/>
    </style:style>
    <style:style style:name="P33" style:family="paragraph" style:parent-style-name="Standard">
      <style:text-properties style:font-name="Liberation Sans" fo:font-size="12pt" fo:font-weight="normal" officeooo:rsid="0036a516" officeooo:paragraph-rsid="0036a516" style:font-size-asian="10.5pt" style:font-weight-asian="normal" style:font-size-complex="12pt" style:font-weight-complex="normal"/>
    </style:style>
    <style:style style:name="P34" style:family="paragraph" style:parent-style-name="Standard">
      <style:text-properties style:font-name="Liberation Sans" fo:font-size="12pt" fo:font-weight="normal" officeooo:rsid="00387fc7" officeooo:paragraph-rsid="00387fc7" style:font-size-asian="10.5pt" style:font-weight-asian="normal" style:font-size-complex="12pt" style:font-weight-complex="normal"/>
    </style:style>
    <style:style style:name="P35" style:family="paragraph" style:parent-style-name="Standard">
      <style:text-properties style:font-name="Liberation Sans" fo:font-size="12pt" fo:font-weight="normal" officeooo:rsid="0032cf6b" officeooo:paragraph-rsid="0032cf6b" fo:background-color="#ffff00" style:font-size-asian="12pt" style:font-weight-asian="normal" style:font-size-complex="12pt" style:font-weight-complex="normal"/>
    </style:style>
    <style:style style:name="P36" style:family="paragraph" style:parent-style-name="Standard">
      <style:text-properties style:font-name="Liberation Sans" fo:font-size="12pt" fo:font-weight="normal" officeooo:rsid="0032cf6b" officeooo:paragraph-rsid="0032cf6b" fo:background-color="transparent" style:font-size-asian="12pt" style:font-weight-asian="normal" style:font-size-complex="12pt" style:font-weight-complex="normal"/>
    </style:style>
    <style:style style:name="P37" style:family="paragraph" style:parent-style-name="Standard">
      <style:text-properties style:font-name="Liberation Sans" fo:font-size="12pt" fo:font-weight="normal" officeooo:rsid="0034e62f" officeooo:paragraph-rsid="0034e62f" fo:background-color="transparent" style:font-size-asian="12pt" style:font-weight-asian="normal" style:font-size-complex="12pt" style:font-weight-complex="normal"/>
    </style:style>
    <style:style style:name="P38" style:family="paragraph" style:parent-style-name="Standard">
      <style:text-properties style:font-name="Liberation Sans" fo:font-size="12pt" fo:font-weight="normal" officeooo:rsid="00357d70" officeooo:paragraph-rsid="00357d70" fo:background-color="transparent" style:font-size-asian="12pt" style:font-weight-asian="normal" style:font-size-complex="12pt" style:font-weight-complex="normal"/>
    </style:style>
    <style:style style:name="P39" style:family="paragraph" style:parent-style-name="Standard">
      <style:text-properties style:font-name="Liberation Sans" fo:font-size="12pt" fo:font-weight="normal" officeooo:rsid="002ceedf" officeooo:paragraph-rsid="002fd185" fo:background-color="transparent" style:font-size-asian="12pt" style:font-weight-asian="normal" style:font-size-complex="12pt" style:font-weight-complex="normal"/>
    </style:style>
    <style:style style:name="P40" style:family="paragraph" style:parent-style-name="Standard">
      <style:text-properties style:font-name="Liberation Sans" fo:font-size="12pt" officeooo:rsid="001c342d" officeooo:paragraph-rsid="001c342d" style:font-size-asian="12pt" style:font-size-complex="12pt"/>
    </style:style>
    <style:style style:name="P41" style:family="paragraph" style:parent-style-name="Standard">
      <style:text-properties style:font-name="Liberation Sans" fo:font-size="12pt" officeooo:rsid="0019f31b" officeooo:paragraph-rsid="001b0c0b" style:font-size-asian="12pt" style:font-size-complex="12pt"/>
    </style:style>
    <style:style style:name="P42" style:family="paragraph" style:parent-style-name="Standard">
      <style:text-properties style:font-name="Liberation Sans" fo:font-size="12pt" officeooo:rsid="0019f31b" officeooo:paragraph-rsid="0019f31b" style:font-size-asian="12pt" style:font-size-complex="12pt"/>
    </style:style>
    <style:style style:name="P43" style:family="paragraph" style:parent-style-name="Standard">
      <style:text-properties style:font-name="Liberation Sans" fo:font-size="12pt" officeooo:rsid="001b0c0b" officeooo:paragraph-rsid="001b0c0b" style:font-size-asian="12pt" style:font-size-complex="12pt"/>
    </style:style>
    <style:style style:name="P44" style:family="paragraph" style:parent-style-name="Standard">
      <style:text-properties style:font-name="Liberation Sans" fo:font-size="12pt" officeooo:rsid="001dc8b4" officeooo:paragraph-rsid="001dc8b4" style:font-size-asian="12pt" style:font-size-complex="12pt"/>
    </style:style>
    <style:style style:name="P45" style:family="paragraph" style:parent-style-name="Standard">
      <style:text-properties style:font-name="Liberation Sans" fo:font-size="12pt" officeooo:rsid="001dc8b4" officeooo:paragraph-rsid="002a0054" style:font-size-asian="12pt" style:font-size-complex="12pt"/>
    </style:style>
    <style:style style:name="P46" style:family="paragraph" style:parent-style-name="Standard">
      <style:text-properties style:font-name="Liberation Sans" fo:font-size="12pt" officeooo:rsid="001fc4b3" officeooo:paragraph-rsid="001fc4b3" style:font-size-asian="12pt" style:font-size-complex="12pt"/>
    </style:style>
    <style:style style:name="P47" style:family="paragraph" style:parent-style-name="Standard">
      <style:text-properties style:font-name="Liberation Sans" officeooo:rsid="0019f31b" officeooo:paragraph-rsid="0019f31b"/>
    </style:style>
    <style:style style:name="P48" style:family="paragraph" style:parent-style-name="Standard">
      <style:text-properties style:font-name="Liberation Sans" fo:font-weight="bold" officeooo:rsid="0019f31b" officeooo:paragraph-rsid="0019f31b" style:font-weight-asian="bold" style:font-weight-complex="bold"/>
    </style:style>
    <style:style style:name="P49" style:family="paragraph" style:parent-style-name="Standard">
      <style:text-properties style:font-name="Courier 10 Pitch" fo:font-size="10pt" fo:font-weight="bold" officeooo:rsid="001fc4b3" officeooo:paragraph-rsid="001fc4b3" style:font-size-asian="10pt" style:font-weight-asian="bold" style:font-size-complex="10pt" style:font-weight-complex="bold"/>
    </style:style>
    <style:style style:name="P50" style:family="paragraph" style:parent-style-name="Standard">
      <style:text-properties style:font-name="Courier 10 Pitch" fo:font-size="10pt" fo:font-weight="bold" officeooo:rsid="0019f31b" officeooo:paragraph-rsid="0019f31b" style:font-size-asian="10pt" style:font-weight-asian="bold" style:font-size-complex="10pt" style:font-weight-complex="bold"/>
    </style:style>
    <style:style style:name="P51" style:family="paragraph" style:parent-style-name="Standard">
      <style:text-properties style:font-name="Courier 10 Pitch" fo:font-size="10pt" fo:font-weight="bold" officeooo:rsid="001c342d" officeooo:paragraph-rsid="001c342d" style:font-size-asian="10pt" style:font-weight-asian="bold" style:font-size-complex="10pt" style:font-weight-complex="bold"/>
    </style:style>
    <style:style style:name="P52" style:family="paragraph" style:parent-style-name="Standard">
      <style:text-properties style:font-name="Courier 10 Pitch" fo:font-size="10pt" fo:font-weight="bold" officeooo:rsid="001dc8b4" officeooo:paragraph-rsid="001dc8b4" style:font-size-asian="10pt" style:font-weight-asian="bold" style:font-size-complex="10pt" style:font-weight-complex="bold"/>
    </style:style>
    <style:style style:name="P53" style:family="paragraph" style:parent-style-name="Standard">
      <style:text-properties style:font-name="Courier 10 Pitch" fo:font-size="10pt" fo:font-weight="bold" officeooo:rsid="0030096a" officeooo:paragraph-rsid="0030096a" style:font-size-asian="10pt" style:font-weight-asian="bold" style:font-size-complex="10pt" style:font-weight-complex="bold"/>
    </style:style>
    <style:style style:name="P54" style:family="paragraph" style:parent-style-name="Standard">
      <style:text-properties style:font-name="Courier 10 Pitch" fo:font-size="10pt" fo:font-weight="bold" officeooo:rsid="00302853" officeooo:paragraph-rsid="00302853" style:font-size-asian="10pt" style:font-weight-asian="bold" style:font-size-complex="10pt" style:font-weight-complex="bold"/>
    </style:style>
    <style:style style:name="P55" style:family="paragraph" style:parent-style-name="Standard">
      <style:text-properties style:font-name="Courier 10 Pitch" fo:font-size="10pt" fo:font-weight="bold" officeooo:rsid="0030bf7b" officeooo:paragraph-rsid="0030bf7b" style:font-size-asian="10pt" style:font-weight-asian="bold" style:font-size-complex="10pt" style:font-weight-complex="bold"/>
    </style:style>
    <style:style style:name="P56" style:family="paragraph" style:parent-style-name="Standard">
      <style:text-properties style:font-name="Courier 10 Pitch" fo:font-size="10pt" fo:font-weight="bold" officeooo:rsid="0030e3c8" officeooo:paragraph-rsid="0030e3c8" style:font-size-asian="10pt" style:font-weight-asian="bold" style:font-size-complex="10pt" style:font-weight-complex="bold"/>
    </style:style>
    <style:style style:name="P57" style:family="paragraph" style:parent-style-name="Standard">
      <style:text-properties style:font-name="Courier 10 Pitch" fo:font-size="10pt" fo:font-weight="bold" officeooo:rsid="002b616a" officeooo:paragraph-rsid="002b616a" style:font-size-asian="10pt" style:font-weight-asian="bold" style:font-size-complex="10pt" style:font-weight-complex="bold"/>
    </style:style>
    <style:style style:name="P58" style:family="paragraph" style:parent-style-name="Standard">
      <style:text-properties style:font-name="Courier 10 Pitch" fo:font-size="10pt" fo:font-weight="bold" officeooo:rsid="00310ddb" officeooo:paragraph-rsid="00310ddb" style:font-size-asian="10pt" style:font-weight-asian="bold" style:font-size-complex="10pt" style:font-weight-complex="bold"/>
    </style:style>
    <style:style style:name="P59" style:family="paragraph" style:parent-style-name="Standard">
      <style:text-properties style:font-name="Courier 10 Pitch" fo:font-size="10pt" fo:font-weight="bold" officeooo:rsid="0032cf6b" officeooo:paragraph-rsid="0032cf6b" style:font-size-asian="10pt" style:font-weight-asian="bold" style:font-size-complex="10pt" style:font-weight-complex="bold"/>
    </style:style>
    <style:style style:name="P60" style:family="paragraph" style:parent-style-name="Standard">
      <style:text-properties style:font-name="Courier 10 Pitch" fo:font-size="10pt" fo:font-weight="bold" officeooo:rsid="002ceedf" officeooo:paragraph-rsid="002ceedf" style:font-size-asian="10pt" style:font-weight-asian="bold" style:font-size-complex="10pt" style:font-weight-complex="bold"/>
    </style:style>
    <style:style style:name="P61" style:family="paragraph" style:parent-style-name="Standard">
      <style:text-properties style:font-name="Courier 10 Pitch" fo:font-size="10pt" fo:font-weight="bold" officeooo:rsid="002ceedf" officeooo:paragraph-rsid="002ceedf" fo:background-color="#ffff00" style:font-size-asian="10pt" style:font-weight-asian="bold" style:font-size-complex="10pt" style:font-weight-complex="bold"/>
    </style:style>
    <style:style style:name="P62" style:family="paragraph" style:parent-style-name="Standard">
      <style:text-properties style:font-name="Courier 10 Pitch" fo:font-size="10pt" fo:font-weight="bold" officeooo:rsid="0030bf7b" officeooo:paragraph-rsid="0030bf7b" fo:background-color="#ffff00" style:font-size-asian="10pt" style:font-weight-asian="bold" style:font-size-complex="10pt" style:font-weight-complex="bold"/>
    </style:style>
    <style:style style:name="P63" style:family="paragraph" style:parent-style-name="Standard">
      <style:text-properties style:font-name="Courier 10 Pitch" fo:font-size="10pt" fo:font-weight="bold" officeooo:rsid="00310ddb" officeooo:paragraph-rsid="00310ddb" fo:background-color="#ffff00" style:font-size-asian="10pt" style:font-weight-asian="bold" style:font-size-complex="10pt" style:font-weight-complex="bold"/>
    </style:style>
    <style:style style:name="P64" style:family="paragraph" style:parent-style-name="Standard">
      <style:text-properties style:font-name="Courier 10 Pitch" fo:font-size="10pt" fo:font-weight="bold" officeooo:rsid="0030e3c8" officeooo:paragraph-rsid="0030e3c8" fo:background-color="#ffff00" style:font-size-asian="10pt" style:font-weight-asian="bold" style:font-size-complex="10pt" style:font-weight-complex="bold"/>
    </style:style>
    <style:style style:name="P65" style:family="paragraph" style:parent-style-name="Standard">
      <style:text-properties style:font-name="Courier 10 Pitch" fo:font-size="10pt" fo:font-weight="bold" officeooo:rsid="0032cf6b" officeooo:paragraph-rsid="0032cf6b" fo:background-color="#ffff00" style:font-size-asian="10pt" style:font-weight-asian="bold" style:font-size-complex="10pt" style:font-weight-complex="bold"/>
    </style:style>
    <style:style style:name="P66" style:family="paragraph" style:parent-style-name="Standard">
      <style:text-properties style:font-name="Courier 10 Pitch" fo:font-size="10pt" fo:font-weight="bold" officeooo:rsid="002fd185" officeooo:paragraph-rsid="002fd185" fo:background-color="#ffff00" style:font-size-asian="10pt" style:font-weight-asian="bold" style:font-size-complex="10pt" style:font-weight-complex="bold"/>
    </style:style>
    <style:style style:name="P67" style:family="paragraph" style:parent-style-name="Standard">
      <style:text-properties style:font-name="Courier 10 Pitch" fo:font-size="10pt" fo:font-weight="bold" officeooo:rsid="0032cf6b" officeooo:paragraph-rsid="0032cf6b" fo:background-color="transparent" style:font-size-asian="10pt" style:font-weight-asian="bold" style:font-size-complex="10pt" style:font-weight-complex="bold"/>
    </style:style>
    <style:style style:name="P68" style:family="paragraph" style:parent-style-name="Standard">
      <style:text-properties style:font-name="Courier 10 Pitch" fo:font-size="10pt" fo:font-weight="bold" officeooo:rsid="002ceedf" officeooo:paragraph-rsid="002ceedf" fo:background-color="transparent" style:font-size-asian="10pt" style:font-weight-asian="bold" style:font-size-complex="10pt" style:font-weight-complex="bold"/>
    </style:style>
    <style:style style:name="P69" style:family="paragraph" style:parent-style-name="Standard">
      <style:text-properties style:font-name="Courier 10 Pitch" fo:font-size="10pt" fo:font-weight="bold" officeooo:rsid="002fd185" officeooo:paragraph-rsid="002fd185" fo:background-color="transparent" style:font-size-asian="10pt" style:font-weight-asian="bold" style:font-size-complex="10pt" style:font-weight-complex="bold"/>
    </style:style>
    <style:style style:name="P70" style:family="paragraph" style:parent-style-name="Standard">
      <style:text-properties style:font-name="Courier 10 Pitch" fo:font-size="10pt" fo:font-weight="normal" officeooo:rsid="002ceedf" officeooo:paragraph-rsid="002ceedf" style:font-size-asian="10pt" style:font-weight-asian="normal" style:font-size-complex="10pt" style:font-weight-complex="normal"/>
    </style:style>
    <style:style style:name="P71" style:family="paragraph" style:parent-style-name="Standard">
      <style:text-properties style:font-name="Courier 10 Pitch" fo:font-size="10pt" fo:font-weight="normal" officeooo:rsid="002fd185" officeooo:paragraph-rsid="002fd185" style:font-size-asian="10pt" style:font-weight-asian="normal" style:font-size-complex="10pt" style:font-weight-complex="normal"/>
    </style:style>
    <style:style style:name="P72" style:family="paragraph" style:parent-style-name="Standard">
      <style:text-properties style:font-name="Courier 10 Pitch" fo:font-size="12pt" fo:font-weight="normal" officeooo:rsid="0032cf6b" officeooo:paragraph-rsid="0032cf6b" fo:background-color="#ffff00" style:font-size-asian="12pt" style:font-weight-asian="normal" style:font-size-complex="12pt" style:font-weight-complex="normal"/>
    </style:style>
    <style:style style:name="P73" style:family="paragraph" style:parent-style-name="Standard">
      <style:paragraph-properties fo:break-before="page"/>
      <style:text-properties style:font-name="Liberation Sans" fo:font-size="12pt" fo:font-weight="bold" officeooo:rsid="002b616a" officeooo:paragraph-rsid="002b616a" style:font-size-asian="12pt" style:font-weight-asian="bold" style:font-size-complex="12pt" style:font-weight-complex="bold"/>
    </style:style>
    <style:style style:name="P74" style:family="paragraph" style:parent-style-name="Standard">
      <style:paragraph-properties fo:break-before="page"/>
      <style:text-properties style:font-name="Liberation Sans" fo:font-size="12pt" fo:font-weight="bold" officeooo:rsid="0031f43c" officeooo:paragraph-rsid="0031f43c" style:font-size-asian="10.5pt" style:font-weight-asian="bold" style:font-size-complex="12pt" style:font-weight-complex="bold"/>
    </style:style>
    <style:style style:name="P75" style:family="paragraph" style:parent-style-name="Standard">
      <style:paragraph-properties fo:break-before="page"/>
      <style:text-properties style:font-name="Liberation Sans" fo:font-size="12pt" fo:font-weight="bold" officeooo:rsid="0036908f" officeooo:paragraph-rsid="0036908f" style:font-size-asian="10.5pt" style:font-weight-asian="bold" style:font-size-complex="12pt" style:font-weight-complex="bold"/>
    </style:style>
    <style:style style:name="P76" style:family="paragraph" style:parent-style-name="Standard">
      <style:text-properties style:font-name="Liberation Sans" fo:font-size="12pt" fo:font-weight="normal" officeooo:rsid="00387fc7" officeooo:paragraph-rsid="00387fc7" style:font-size-asian="10.5pt" style:font-weight-asian="normal" style:font-size-complex="12pt" style:font-weight-complex="normal"/>
    </style:style>
    <style:style style:name="P77" style:family="paragraph" style:parent-style-name="Standard">
      <style:text-properties style:font-name="Liberation Sans" fo:font-size="12pt" fo:font-weight="normal" officeooo:rsid="0039f672" officeooo:paragraph-rsid="00387fc7" style:font-size-asian="10.5pt" style:font-weight-asian="normal" style:font-size-complex="12pt" style:font-weight-complex="normal"/>
    </style:style>
    <style:style style:name="P78" style:family="paragraph" style:parent-style-name="Standard">
      <style:text-properties style:font-name="Liberation Sans" fo:font-size="12pt" fo:font-weight="normal" officeooo:rsid="0039f672" officeooo:paragraph-rsid="0039f672" style:font-size-asian="10.5pt" style:font-weight-asian="normal" style:font-size-complex="12pt" style:font-weight-complex="normal"/>
    </style:style>
    <style:style style:name="P79" style:family="paragraph" style:parent-style-name="Standard">
      <style:text-properties style:font-name="Liberation Sans" fo:font-size="12pt" fo:font-weight="normal" officeooo:rsid="0036908f" officeooo:paragraph-rsid="0036908f" style:font-size-asian="10.5pt" style:font-weight-asian="normal" style:font-size-complex="12pt" style:font-weight-complex="normal"/>
    </style:style>
    <style:style style:name="P80" style:family="paragraph" style:parent-style-name="Standard">
      <style:text-properties style:font-name="Liberation Sans" fo:font-size="12pt" fo:font-weight="normal" officeooo:rsid="003a7b3a" officeooo:paragraph-rsid="003a7b3a" style:font-size-asian="10.5pt" style:font-weight-asian="normal" style:font-size-complex="12pt" style:font-weight-complex="normal"/>
    </style:style>
    <style:style style:name="P81" style:family="paragraph" style:parent-style-name="Standard">
      <style:text-properties style:font-name="Liberation Sans" fo:font-size="12pt" fo:font-weight="normal" officeooo:rsid="003b41db" officeooo:paragraph-rsid="003b41db" style:font-size-asian="10.5pt" style:font-weight-asian="normal" style:font-size-complex="12pt" style:font-weight-complex="normal"/>
    </style:style>
    <style:style style:name="P82" style:family="paragraph" style:parent-style-name="Standard">
      <style:text-properties style:font-name="Liberation Sans" fo:font-size="12pt" fo:font-style="italic" fo:font-weight="normal" officeooo:rsid="0039f672" officeooo:paragraph-rsid="0039f672" style:font-size-asian="10.5pt" style:font-style-asian="italic" style:font-weight-asian="normal" style:font-size-complex="12pt" style:font-style-complex="italic" style:font-weight-complex="normal"/>
    </style:style>
    <style:style style:name="P83" style:family="paragraph" style:parent-style-name="Standard">
      <style:text-properties style:font-name="Liberation Sans" fo:font-size="12pt" fo:font-style="normal" fo:font-weight="normal" officeooo:rsid="003a7b3a" officeooo:paragraph-rsid="003a7b3a" style:font-size-asian="10.5pt" style:font-style-asian="normal" style:font-weight-asian="normal" style:font-size-complex="12pt" style:font-style-complex="normal" style:font-weight-complex="normal"/>
    </style:style>
    <style:style style:name="T1" style:family="text">
      <style:text-properties officeooo:rsid="001b0c0b"/>
    </style:style>
    <style:style style:name="T2" style:family="text">
      <style:text-properties officeooo:rsid="001c342d"/>
    </style:style>
    <style:style style:name="T3" style:family="text">
      <style:text-properties fo:font-style="italic" style:font-style-asian="italic" style:font-style-complex="italic"/>
    </style:style>
    <style:style style:name="T4" style:family="text">
      <style:text-properties officeooo:rsid="001e93a8"/>
    </style:style>
    <style:style style:name="T5" style:family="text">
      <style:text-properties officeooo:rsid="001fc4b3"/>
    </style:style>
    <style:style style:name="T6" style:family="text">
      <style:text-properties officeooo:rsid="00212a4e"/>
    </style:style>
    <style:style style:name="T7" style:family="text">
      <style:text-properties officeooo:rsid="002422f6"/>
    </style:style>
    <style:style style:name="T8" style:family="text">
      <style:text-properties officeooo:rsid="0025772d"/>
    </style:style>
    <style:style style:name="T9" style:family="text">
      <style:text-properties officeooo:rsid="0028b090"/>
    </style:style>
    <style:style style:name="T10" style:family="text">
      <style:text-properties officeooo:rsid="002a0054"/>
    </style:style>
    <style:style style:name="T11" style:family="text">
      <style:text-properties officeooo:rsid="002b616a"/>
    </style:style>
    <style:style style:name="T12" style:family="text">
      <style:text-properties officeooo:rsid="002ceedf"/>
    </style:style>
    <style:style style:name="T13" style:family="text">
      <style:text-properties officeooo:rsid="002e862e"/>
    </style:style>
    <style:style style:name="T14" style:family="text">
      <style:text-properties style:font-name="Liberation Sans"/>
    </style:style>
    <style:style style:name="T15" style:family="text">
      <style:text-properties style:font-name="Liberation Sans" fo:font-size="12pt" style:font-size-asian="12pt" style:font-size-complex="12pt"/>
    </style:style>
    <style:style style:name="T16" style:family="text">
      <style:text-properties style:font-name="Liberation Sans" style:font-size-asian="12pt"/>
    </style:style>
    <style:style style:name="T17" style:family="text">
      <style:text-properties style:font-name="Liberation Sans" officeooo:rsid="002a0054" style:font-size-asian="12pt"/>
    </style:style>
    <style:style style:name="T18" style:family="text">
      <style:text-properties style:font-name="Liberation Sans" officeooo:rsid="001b0c0b"/>
    </style:style>
    <style:style style:name="T19" style:family="text">
      <style:text-properties officeooo:rsid="002fd185"/>
    </style:style>
    <style:style style:name="T20" style:family="text">
      <style:text-properties officeooo:rsid="0030096a"/>
    </style:style>
    <style:style style:name="T21" style:family="text">
      <style:text-properties officeooo:rsid="00302853"/>
    </style:style>
    <style:style style:name="T22" style:family="text">
      <style:text-properties officeooo:rsid="0031f43c"/>
    </style:style>
    <style:style style:name="T23" style:family="text">
      <style:text-properties officeooo:rsid="0032cf6b"/>
    </style:style>
    <style:style style:name="T24" style:family="text">
      <style:text-properties fo:background-color="#ffffff" loext:char-shading-value="0"/>
    </style:style>
    <style:style style:name="T25" style:family="text">
      <style:text-properties officeooo:rsid="003555bd"/>
    </style:style>
    <style:style style:name="T26" style:family="text">
      <style:text-properties officeooo:rsid="00357d70"/>
    </style:style>
    <style:style style:name="T27" style:family="text">
      <style:text-properties officeooo:rsid="00387fc7"/>
    </style:style>
    <style:style style:name="T28" style:family="text">
      <style:text-properties officeooo:rsid="0039f672"/>
    </style:style>
    <style:style style:name="T29" style:family="text">
      <style:text-properties officeooo:rsid="003a7b3a"/>
    </style:style>
    <style:style style:name="T30" style:family="text">
      <style:text-properties officeooo:rsid="003d38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1">Passo 1</text:span>: una pallina che rimbalza sullo schermo.</text:p>
      <text:p text:style-name="P1"/>
      <text:p text:style-name="P47">Per portarci avanti, faremo in modo che la pallina rimbalzi effettivamente sul “campo di gi<text:span text:style-name="T15">oco”, quindi dovrà restare all’interno della parte inferiore, posto che la fascia in alto è dedicata al punteggio (e un po’ anche all’estetica…).</text:span></text:p>
      <text:p text:style-name="P42"/>
      <text:p text:style-name="P50">#!/usr/bin/env python</text:p>
      <text:p text:style-name="P50"># -*- coding: utf-8 -*-</text:p>
      <text:p text:style-name="P50"/>
      <text:p text:style-name="P50">import pygame</text:p>
      <text:p text:style-name="P42"/>
      <text:p text:style-name="P42">Queste prime righe servono più all’interprete che a voi, comunque quella veramente fondamentale è la terza, che indica a Python di importare la libreria PyGame</text:p>
      <text:p text:style-name="P42"/>
      <text:p text:style-name="P42">Di seguito il codice per la pallina. È una classe, ovvero una struttura dati che contiene anche le funzioni per la loro manipolazione. Nella programmazione orientata agli oggetti le classi sono molto più di questo, ma per ora possiamo anche vederle solo così, come modelli per realizzare variabili molto complesse e modellate sui nostri scopi <text:span text:style-name="T1">(gli oggetti, appunto)</text:span>:</text:p>
      <text:p text:style-name="P42"/>
      <text:p text:style-name="P50">class GameBall:</text:p>
      <text:p text:style-name="P50"/>
      <text:p text:style-name="P50"><text:s text:c="4"/>def __init__(self,img):</text:p>
      <text:p text:style-name="P50"><text:s text:c="8"/>self.speed = [0,0]</text:p>
      <text:p text:style-name="P50"><text:s text:c="8"/>self.bitmap = pygame.image.load(img)</text:p>
      <text:p text:style-name="P50"><text:s text:c="8"/>self.bitmap.set_colorkey((0,0,0))</text:p>
      <text:p text:style-name="P50"/>
      <text:p text:style-name="P50"><text:s text:c="4"/>def reset(self):</text:p>
      <text:p text:style-name="P50"><text:s text:c="8"/>self.x = 11</text:p>
      <text:p text:style-name="P50"><text:s text:c="8"/>self.y = 43</text:p>
      <text:p text:style-name="P50"><text:s text:c="8"/>self.speed = [0,0]</text:p>
      <text:p text:style-name="P50"/>
      <text:p text:style-name="P50"><text:s text:c="4"/>def start(self):</text:p>
      <text:p text:style-name="P50"><text:s text:c="8"/>self.speed = [1,1]</text:p>
      <text:p text:style-name="P42"/>
      <text:p text:style-name="P4"><text:span text:style-name="T16">La prima funzione </text:span><text:span text:style-name="T17">(__init__())</text:span><text:span text:style-name="T16"> viene ric</text:span><text:span text:style-name="T14">hiamata appena si crea un nuovo oggetto </text:span><text:span text:style-name="T18">a</text:span><text:span text:style-name="T1">ppartenente alla classe GameBall, ovvero la nostra pallina. Creiamo le variabili interne all’oggetto impostandole a un valore prefissato e decidiamo l’immagine che rappresenterà la pallina sullo schermo.</text:span></text:p>
      <text:p text:style-name="P5">Le funzioni interne all’oggetto sono dette più precisamente metodi, e si riconoscono perché nel codice esterno <text:span text:style-name="T10">alla classe </text:span>sono identificate dal formato &lt;oggetto&gt;.&lt;metodo()&gt;, mentre all’interno sono richiamate nella forma self.&lt;metodo()&gt;. D’ora in avanti le chiameremo metodi anche nel testo.</text:p>
      <text:p text:style-name="P4"/>
      <text:p text:style-name="P5">reset() è un metodo richiamato per inizializzare la pallina all’inizio del gioco e ogni volta <text:span text:style-name="T16">che finisce al di là della racchetta di un giocatore. Più avanti vedremo come, quando introdurremo </text:span><text:span text:style-name="T17">anche </text:span><text:span text:style-name="T16">le racchette. start() invece imposta la velocità iniziale.</text:span></text:p>
      <text:p text:style-name="P41"/>
      <text:p text:style-name="P43">A<text:span text:style-name="T2">lcuni</text:span> metodi necessari per il movimento della pallina:</text:p>
      <text:p text:style-name="P42"/>
      <text:p text:style-name="P51"><text:s text:c="4"/>def addX(self,val):</text:p>
      <text:p text:style-name="P51"><text:s text:c="8"/>new_x = self.x + val</text:p>
      <text:p text:style-name="P51"><text:s text:c="8"/>if new_x &lt; 640 and new_x &gt; 0:</text:p>
      <text:p text:style-name="P51"><text:s text:c="12"/>self.x += val</text:p>
      <text:p text:style-name="P51"><text:s text:c="8"/>else:</text:p>
      <text:p text:style-name="P51"><text:soft-page-break/><text:s text:c="12"/>if new_x &lt; 0:</text:p>
      <text:p text:style-name="P51"><text:s text:c="16"/>diff = abs(new_x)</text:p>
      <text:p text:style-name="P51"><text:s text:c="16"/>self.x = diff</text:p>
      <text:p text:style-name="P51"><text:s text:c="12"/>else:</text:p>
      <text:p text:style-name="P51"><text:s text:c="16"/>diff = new_x - 629</text:p>
      <text:p text:style-name="P51"><text:s text:c="16"/>self.x = 629 - diff</text:p>
      <text:p text:style-name="P51"><text:s text:c="12"/>self.setSpeedX(-self.speedX())</text:p>
      <text:p text:style-name="P51"/>
      <text:p text:style-name="P51"><text:s text:c="4"/>def addY(self,val):</text:p>
      <text:p text:style-name="P51"><text:s text:c="8"/>new_y = self.y + val</text:p>
      <text:p text:style-name="P51"><text:s text:c="8"/>if new_y &lt;= 466 and new_y &gt;= 42:</text:p>
      <text:p text:style-name="P51"><text:s text:c="12"/>self.y += val</text:p>
      <text:p text:style-name="P51"><text:s text:c="8"/>else:</text:p>
      <text:p text:style-name="P51"><text:s text:c="12"/>if new_y &lt; 42:</text:p>
      <text:p text:style-name="P51"><text:s text:c="16"/>diff = 42 - new_y</text:p>
      <text:p text:style-name="P51"><text:s text:c="16"/>self.y = 42 + diff</text:p>
      <text:p text:style-name="P51"><text:s text:c="12"/>else:</text:p>
      <text:p text:style-name="P51"><text:s text:c="16"/>diff = new_y - 466</text:p>
      <text:p text:style-name="P51"><text:s text:c="16"/>self.y = 466 - diff</text:p>
      <text:p text:style-name="P51"><text:s text:c="12"/>self.setSpeedY(-self.speedY())</text:p>
      <text:p text:style-name="P51"/>
      <text:p text:style-name="P51"><text:s text:c="4"/>def makeStep(self):</text:p>
      <text:p text:style-name="P51"><text:s text:c="8"/>self.addX(self.speed[0])</text:p>
      <text:p text:style-name="P51"><text:s text:c="8"/>self.addY(self.speed[1])</text:p>
      <text:p text:style-name="P40"/>
      <text:p text:style-name="P40">I metodi AddX() e AddY() impostano le nuove posizioni sullo schermo, rispettivamente x e y, a partire dalla posizione precedente e leggendo la velocità impostata per il rispettivo asse. I numeri utilizzati stabiliscono i limiti oltre i quali la pallina non deve andare, corrispondenti alle posizioni estreme del campo di gioco <text:span text:style-name="T3">calcolate tenendo conto dei bordi e delle dimensioni dell’immagine della pallina stessa</text:span>. Ecco perché, anche se abbiamo a disposizione il limite inferiore a 480, dobbiamo limitarci a 466. 4 pixel sono la linea laterale e (considerando che la posizione di ogni oggetto è calcolata a partire dall’angolo superiore sinistro della sua immagine) 11 pixel sono la dimensione in altezza dell’immagine, uguale alla dimensione in larghezza – e tolgo un pixel per sicurezza, servirà per accertarci più avanti che la racchetta ha effettivamente mancato la pallina.</text:p>
      <text:p text:style-name="P40"/>
      <text:p text:style-name="P40">Altri metodi per gestire la velocità e la visualizzazione a schermo aggiornata:</text:p>
      <text:p text:style-name="P40"/>
      <text:p text:style-name="P52"><text:s text:c="4"/>def setSpeedX(self,val):</text:p>
      <text:p text:style-name="P52"><text:s text:c="8"/>if abs(val) &lt; 3:</text:p>
      <text:p text:style-name="P52"><text:s text:c="12"/>self.speed[0] = val</text:p>
      <text:p text:style-name="P52"/>
      <text:p text:style-name="P52"><text:s text:c="4"/>def speedX(self):</text:p>
      <text:p text:style-name="P52"><text:s text:c="8"/>return self.speed[0]</text:p>
      <text:p text:style-name="P52"/>
      <text:p text:style-name="P52"><text:s text:c="4"/>def setSpeedY(self,val):</text:p>
      <text:p text:style-name="P52"><text:s text:c="8"/>if abs(val) &lt; 3:</text:p>
      <text:p text:style-name="P52"><text:s text:c="12"/>self.speed[1] = val</text:p>
      <text:p text:style-name="P52"/>
      <text:p text:style-name="P52"><text:s text:c="4"/>def speedY(self):</text:p>
      <text:p text:style-name="P52"><text:s text:c="8"/>return self.speed[1]</text:p>
      <text:p text:style-name="P52"/>
      <text:p text:style-name="P52"><text:s text:c="4"/>def getX(self):</text:p>
      <text:p text:style-name="P52"><text:s text:c="8"/>return self.x</text:p>
      <text:p text:style-name="P52"/>
      <text:p text:style-name="P52"><text:s text:c="4"/>def getY(self):</text:p>
      <text:p text:style-name="P52"><text:s text:c="8"/>return self.y</text:p>
      <text:p text:style-name="P52"/>
      <text:p text:style-name="P52"><text:soft-page-break/><text:s text:c="4"/>def render(self,screen):</text:p>
      <text:p text:style-name="P52"><text:s text:c="8"/>self.makeStep()</text:p>
      <text:p text:style-name="P52"><text:s text:c="8"/>screen.blit(self.bitmap,(self.x, self.y))</text:p>
      <text:p text:style-name="P44"/>
      <text:p text:style-name="P44"/>
      <text:p text:style-name="P44">I metodi speedX<text:span text:style-name="T5">()</text:span>/speedY<text:span text:style-name="T5">()</text:span> restituiscono rispettivamente la velocità orizzontale e verticale. Notate che possono essere negativi: in quel caso la pallina si muove rispettivamente verso l’alto e verso sinistra. Adesso, rileggendo i metodi AddX() e AddY() dovrebbe essere anche più chiaro quel che succede quando <text:s/>la pallina arriva a un bordo del campo di gioco: se l’incremento della posizione va oltre il limite le funzioni calcolano l’avanzo e arretrano di quel risultato la <text:s/>posizione della pallina, invertendo il segno della rispettiva velocità. Il risultato è un perfetto urto elastico contro la parete rappresentata dal bordo del campo.</text:p>
      <text:p text:style-name="P45">getX() e getY() riportano rispettivamente la posizione orizzontale e verticale al momento della loro chiamata. Si potrebbe anche leggere direttamente il valore della variabile interna <text:s/>connessa, dett<text:span text:style-name="T10">a</text:span> attribut<text:span text:style-name="T10">o</text:span> nell’ambito della programmazione a oggetti anche da fuori, ma pochi altri linguaggi sono così liberali come il Python nell’accesso dall’esterno alle variabili interne di un oggetto. <text:span text:style-name="T10">Q</text:span>uindi è bene abituarsi a raggiunger<text:span text:style-name="T10">e gli attributi</text:span> dall’esterno attraverso metodi dedicati.</text:p>
      <text:p text:style-name="P44">Infine render() esegue l’effettivo movimento della pallina e la disegna a schermo con la funzione blit() di PyGame. O meglio, prepara il disegno della pallina, perché il disegno effettivo avverrà solo al momento della chiamata pygame.display.upgrade(), <text:span text:style-name="T4">nella funzione principale, che per convenzione è main()</text:span>.</text:p>
      <text:p text:style-name="P44"/>
      <text:p text:style-name="P46"><text:span text:style-name="T10">A proposito, p</text:span>assiamo al codice <text:span text:style-name="T10">di quest’ultima</text:span>:</text:p>
      <text:p text:style-name="P46"/>
      <text:p text:style-name="P49">def main(args):</text:p>
      <text:p text:style-name="P49"/>
      <text:p text:style-name="P49"><text:s text:c="4"/>pygame.init()</text:p>
      <text:p text:style-name="P49"><text:s text:c="4"/>screen = pygame.display.set_mode((640,480))</text:p>
      <text:p text:style-name="P49"><text:s text:c="4"/>pygame.key.set_repeat(1,1)</text:p>
      <text:p text:style-name="P49"><text:s text:c="4"/>pygame.display.set_caption("python pong")</text:p>
      <text:p text:style-name="P49"><text:s text:c="4"/>backdrop = pygame.image.load('img/pong_a_2.bmp')</text:p>
      <text:p text:style-name="P49"/>
      <text:p text:style-name="P49"><text:s text:c="4"/>ball = GameBall("img/ball_base.png")</text:p>
      <text:p text:style-name="P49"><text:s text:c="4"/>ball.reset()</text:p>
      <text:p text:style-name="P49"><text:s text:c="4"/>ball.start()</text:p>
      <text:p text:style-name="P8"/>
      <text:p text:style-name="P21">Le prime righe del codice inizializzano l’ambiente, impostando la dimensione della finestra di gioco (anche se qui la funzione usa un oggetto chiamato screen – volendo, e con il giusto monitor, PyGame potrebbe aprire il gioco a schermo intero…), il modo in cui considerare la frequenza di ripetizione dei tasti se premuti a lungo, il titolo della finestra e lo sfondo del gioco.</text:p>
      <text:p text:style-name="P21">Inoltre viene creata la nostra pallina rimbalzante tramite la sua immagine .png, posta in posizione di partenza e avviata.</text:p>
      <text:p text:style-name="P21"/>
      <text:p text:style-name="P22">Il codice che segue imposta finalmente il copione del nostro “film”, descrivendo cosa deve succedere attimo per attimo. Tutti i videogiochi interattivi si basano su quello che viene definito “il ciclo infinito”, ovvero una sequenza di istruzioni da eseguire <text:span text:style-name="T6">ed eventi da gestire</text:span> <text:span text:style-name="T6">attimo per attimo, fino a che non succede qualcosa.</text:span></text:p>
      <text:p text:style-name="P23">Nel nostro caso, la sequenza prevede che la pallina continui la sua corsa rimbalzando quando arriva a uno dei confini del campo di gioco, fino a che qualcuno non prema il tasto “ESC” (in alto a sinistra sulla tastiera).</text:p>
      <text:p text:style-name="P10"><text:soft-page-break/>Ogni passo del ciclo prevede la parte relativa alla gestione degli eventi, la parte relativa <text:span text:style-name="T19">al movimento degli elementi del gioco e infine la parte di realizzazione del fotogramma a video.</text:span></text:p>
      <text:p text:style-name="P8"/>
      <text:p text:style-name="P49"><text:s text:c="4"/>quit = 0</text:p>
      <text:p text:style-name="P49"/>
      <text:p text:style-name="P49"><text:s text:c="4"/>while quit == 0:</text:p>
      <text:p text:style-name="P49"><text:s text:c="8"/>screen.blit(backdrop,(0,0))</text:p>
      <text:p text:style-name="P8"/>
      <text:p text:style-name="P8"/>
      <text:p text:style-name="P23">Attenzione: <text:span text:style-name="T7">se il gioco che realizziamo assomiglia a un film, occorre ricreare ogni fotogramma a partire dallo sfondo; in questo caso è proprio l’immagine che avevamo impostato come oggetto backdrop prima dell’avvio del ciclo – e che resterà la stessa dall’inizio alla fine.</text:span></text:p>
      <text:p text:style-name="P8"/>
      <text:p text:style-name="P49"><text:s text:c="8"/>for ourevent in pygame.event.get():</text:p>
      <text:p text:style-name="P49"/>
      <text:p text:style-name="P49"><text:s text:c="12"/>if ourevent.type == pygame.QUIT:</text:p>
      <text:p text:style-name="P49"><text:s text:c="16"/>quit = 1</text:p>
      <text:p text:style-name="P49"/>
      <text:p text:style-name="P49"><text:s text:c="12"/>if ourevent.type == pygame.KEYDOWN:</text:p>
      <text:p text:style-name="P49"><text:s text:c="16"/>if ourevent.key == pygame.K_ESCAPE:</text:p>
      <text:p text:style-name="P49"><text:s text:c="20"/>quit = 1</text:p>
      <text:p text:style-name="P11"/>
      <text:p text:style-name="P10"><text:span text:style-name="T14">La gestione degli eventi è realizzata in questo ciclo for. Il metodo get() dell’oggetto event predefinito in PyGame ci restituisce l’insieme degli eventi che si verificano nel tempo necessario alla realizzazione del passo. Anche gli eventi sono oggetti, e se si esamina il loro attibuto type possiamo capire a che famiglia appartengono. I vari tipi sono scritti in maiuscolo perc</text:span>hé sono dei valori predefiniti costanti.</text:p>
      <text:p text:style-name="P9">QUIT si capisce a cosa si riferisce: è l’evento che viene sollecitato quando viene richiesta la fine del ciclo. KEYDOWN invece si verifica quando qualcuno preme un pulsante sulla tastiera; noi per ora siamo interessati al solo tasto ‘ESC’, perché premendo questo <text:span text:style-name="T9">faremo in modo da impostare la variabile quit a 1, e questo farà concludere il ciclo.</text:span></text:p>
      <text:p text:style-name="P9"><text:span text:style-name="T9">N.B.: il fatto che quit sia impostata a 1 anche nel caso di un evento QUIT garantisce che, ad esempio, il programma si chiuda anche quando decidiamo di fare click sul pulsante di chiusura della finestra. Ok, il programma si chiuderà comunque, ma in questo caso possiamo “intercettare” l’evento e fare qualcosa prima di una interruzione improvvisa.</text:span> </text:p>
      <text:p text:style-name="P8"/>
      <text:p text:style-name="P49"><text:s text:c="8"/>if ball.getX() &lt;= 1:</text:p>
      <text:p text:style-name="P49"><text:s text:c="12"/>ball.setSpeedX(-ball.speedX())</text:p>
      <text:p text:style-name="P49"/>
      <text:p text:style-name="P49"><text:s text:c="8"/>if ball.getX() &gt;= 6<text:span text:style-name="T8">2</text:span>9:</text:p>
      <text:p text:style-name="P49"><text:s text:c="12"/>ball.setSpeedX(-ball.speedX())</text:p>
      <text:p text:style-name="P8"/>
      <text:p text:style-name="P12">La seconda parte del codice esegue le azioni necessarie a completare il passo, siano o no dipendenti dalla gestione degli eventi appena eseguita.</text:p>
      <text:p text:style-name="P12">In questo caso facciamo solo un controllo sulla posizione della palla in relazione ai limiti sinistro e destro del campo. I rimbalzi verticali sono già gestiti dall’oggetto palla, ma questi devono restare esterni perché nell’evoluzione del nostro progetto saranno influenzati o meno dalle racchette dei giocatori.</text:p>
      <text:p text:style-name="P12">Notate che nel caso del rimbalzo a destra il controllo della posizione non è sul valore 640, limite destro della nostra finestra. Questo perché la posizione della pallina è rilevata sempre dall’angolo superiore sinistro dell’immagine (che misura 11x11 pixel). Se controllassimo la posizione a 640 vedremmo la pallina uscire dalla finestra quasi <text:soft-page-break/>completamente prima di rimbalzare indietro, ma noi vogliamo un rimbalzo appena la <text:span text:style-name="T14">pallina tocca il bordo.</text:span></text:p>
      <text:p text:style-name="P8"/>
      <text:p text:style-name="P49"><text:s text:c="8"/>ball.render(screen)</text:p>
      <text:p text:style-name="P49"><text:s text:c="8"/>pygame.display.update()</text:p>
      <text:p text:style-name="P49"><text:s text:c="8"/>pygame.time.delay(2)</text:p>
      <text:p text:style-name="P8"/>
      <text:p text:style-name="P12"><text:span text:style-name="T14">Alla fine</text:span> del ciclo richiamiamo le funzioni di ridisegno della pallina nella sua nuova posizione, ridisegnamo lo schermo e aspettiamo un tempo limitato (2 millisecondi) per garantire una velocità del gioco “umana”. </text:p>
      <text:p text:style-name="P12">E infine chiudiamo la funzione.</text:p>
      <text:p text:style-name="P2"/>
      <text:p text:style-name="P49"><text:s text:c="4"/>return 0</text:p>
      <text:p text:style-name="P2"/>
      <text:p text:style-name="P12">Ora il codice che garantisce l’esecuzione della funzione main() al lancio del programma:</text:p>
      <text:p text:style-name="P2"/>
      <text:p text:style-name="P49">if __name__ == '__main__':</text:p>
      <text:p text:style-name="P49"><text:s text:c="4"/>import sys</text:p>
      <text:p text:style-name="P49"><text:s text:c="4"/>sys.exit(main(sys.argv))</text:p>
      <text:p text:style-name="P49"/>
      <text:p text:style-name="P73">Passo 2: La prima racchetta</text:p>
      <text:p text:style-name="P7"/>
      <text:p text:style-name="P13">Una pallina che rimbalza all’infinito può dare soddisfazione sapendo di averla fatta rimbalzare noi, ma alla lunga annoia. Cominciamo a introdurre un giocatore e a rilevare quando riesce a raggiungere la pallina e quando la manca.</text:p>
      <text:p text:style-name="P13">Suggerimento: dato che il codice riporterà d’ora in poi solo le modiifche, conviene salvare il programma realizzato finora con un nome (es. step_1.py) e riportare le modifiche su una sua copia con un nome diverso, es. step_2.py. <text:span text:style-name="T12">Le nuove righe saranno colorate in modo diverso</text:span></text:p>
      <text:p text:style-name="P13"/>
      <text:p text:style-name="P14">Cominciamo dall’oggetto GameBall, <text:span text:style-name="T12">le modifiche sono concentrate nel metodo reset():</text:span></text:p>
      <text:p text:style-name="P14"/>
      <text:p text:style-name="P68"><text:s text:c="4"/>....</text:p>
      <text:p text:style-name="P61"><text:s text:c="4"/>def reset(self,player):</text:p>
      <text:p text:style-name="P61"><text:s text:c="8"/>self.x = 12</text:p>
      <text:p text:style-name="P61"><text:s text:c="8"/>self.y = player.getY()+15</text:p>
      <text:p text:style-name="P60"><text:s text:c="8"/>self.speed = [0,0]</text:p>
      <text:p text:style-name="P70"><text:s text:c="4"/>....</text:p>
      <text:p text:style-name="P70"/>
      <text:p text:style-name="P15">Cambia la <text:span text:style-name="T13">dichiarazione della funzione con l’introduzione di un parametro. Questo serve perché, a differenza del precedente codice, stavolta la pallina sarà lanciata dalla racchetta. La posizione X di partenza non cambia di molto (giusto per non vedere la pallina schiacciata sulla racchetta), la posizione Y invece dipende dalla posizione della racchetta letto dal suo metodo getY() - che come vedremo è parente stretto dell’omonimo metodo dell’oggetto pallina.</text:span></text:p>
      <text:p text:style-name="P15"/>
      <text:p text:style-name="P16">Vediamo la definizione della classe per la racchetta, la parte più consistente delle modifiche:</text:p>
      <text:p text:style-name="P16"/>
      <text:p text:style-name="P66">class Paddle:</text:p>
      <text:p text:style-name="P66"/>
      <text:p text:style-name="P66"><text:s text:c="4"/>def __init__(self,xpos,ypos,img,pl_id):</text:p>
      <text:p text:style-name="P66"><text:s text:c="8"/>self.x = xpos</text:p>
      <text:p text:style-name="P66"><text:s text:c="8"/>self.y = ypos</text:p>
      <text:p text:style-name="P66"><text:s text:c="8"/>self.oldy = ypos</text:p>
      <text:p text:style-name="P66"><text:s text:c="8"/>self.bitmap = pygame.image.load(img)</text:p>
      <text:p text:style-name="P66"><text:s text:c="8"/>self.bitmap.set_colorkey((0,0,0))</text:p>
      <text:p text:style-name="P66"><text:s text:c="8"/>self.pl_id = pl_id</text:p>
      <text:p text:style-name="P66"/>
      <text:p text:style-name="P66"><text:s text:c="4"/>def getId(self):</text:p>
      <text:p text:style-name="P66"><text:s text:c="8"/>return self.pl_id</text:p>
      <text:p text:style-name="P71"><text:s text:c="4"/>....</text:p>
      <text:p text:style-name="P71"/>
      <text:p text:style-name="P16">Il metodo costruttore è simile al metodo per la classe della pallina, ma gli argomenti sono vari: in definizione si impostano posizione verticale e <text:s/>orizzontale (perché deve essere valida per più di un giocatore), <text:span text:style-name="T20">l’immagine della racchetta e un valore per distinguere l’oggetto racchetta quando nel prpogramma se ne creano più di uno. Di conseguenza c’è anche il metodo accessorio per leggerne il valore.</text:span></text:p>
      <text:p text:style-name="P16"/>
      <text:p text:style-name="P69"><text:s text:c="4"/>....</text:p>
      <text:p text:style-name="P66"><text:s text:c="4"/>def getY(self):</text:p>
      <text:p text:style-name="P66"><text:s text:c="8"/>return self.y</text:p>
      <text:p text:style-name="P66"/>
      <text:p text:style-name="P66"><text:s text:c="4"/>def addY(self,val):</text:p>
      <text:p text:style-name="P66"><text:s text:c="8"/>if (self.y + val) &lt; 435 and (self.y + val) &gt; 43:</text:p>
      <text:p text:style-name="P66"><text:s text:c="12"/>self.oldy = self.y</text:p>
      <text:p text:style-name="P66"><text:soft-page-break/><text:s text:c="12"/>self.y += val</text:p>
      <text:p text:style-name="P66"/>
      <text:p text:style-name="P66"><text:s text:c="4"/>def dirY(self):</text:p>
      <text:p text:style-name="P66"><text:s text:c="8"/>return self.y-self.oldy</text:p>
      <text:p text:style-name="P66"/>
      <text:p text:style-name="P66"><text:s text:c="4"/>def getX(self):</text:p>
      <text:p text:style-name="P66"><text:s text:c="8"/>return self.x</text:p>
      <text:p text:style-name="P69"><text:s text:c="4"/>....</text:p>
      <text:p text:style-name="P69"/>
      <text:p text:style-name="P17">Questi metodi servono per stabilire posizione e velocità della racchetta quando viene mossa durante il gioco. In particolare i metodi dirX() e dirY() sfruttano la posizione precedente della racchetta per stabilire la direzione del movimento. Certo, in questo caso non c’è un metodo <text:span text:style-name="T21">che aggiorni la posizione orizzontale e tenga conto della vecchia posizione, perché le racchette si muovono solo in verticale (però, se qualcuno volesse cambiare le regole…).</text:span></text:p>
      <text:p text:style-name="P53"/>
      <text:p text:style-name="P69"><text:s text:c="4"/>....</text:p>
      <text:p text:style-name="P66"><text:s text:c="4"/>def diffPos(self,ball):</text:p>
      <text:p text:style-name="P66"><text:s text:c="8"/>diff_posx = abs(ball.getX() - self.x)</text:p>
      <text:p text:style-name="P66"><text:s text:c="8"/>diff_posy = ball.getY() - self.y #N.B.: qui il segno è importante...</text:p>
      <text:p text:style-name="P66"><text:s text:c="8"/>return (diff_posx,diff_posy)</text:p>
      <text:p text:style-name="P66"/>
      <text:p text:style-name="P66"><text:s text:c="4"/>def render(self,screen):</text:p>
      <text:p text:style-name="P66"><text:s text:c="8"/>screen.blit(self.bitmap,(self.x, self.y))</text:p>
      <text:p text:style-name="P39"/>
      <text:p text:style-name="P17">Il penultimo metodo ci serve per stabilire <text:span text:style-name="T21">la differenza tra la posizione della racchetta e la posizione della pallina. Ci servirà quando dovremo decidere se la racchetta l’ha respinta o le è sfuggita.</text:span></text:p>
      <text:p text:style-name="P17"/>
      <text:p text:style-name="P18">Passiamo alla funzione principale:</text:p>
      <text:p text:style-name="P18"/>
      <text:p text:style-name="P54"><text:s text:c="4"/>....</text:p>
      <text:p text:style-name="P55"><text:s text:c="4"/>pygame.display.set_caption("python pong")</text:p>
      <text:p text:style-name="P55"><text:s text:c="4"/>backdrop = pygame.image.load('img/pong_a_2.bmp')</text:p>
      <text:p text:style-name="P55"/>
      <text:p text:style-name="P62"><text:s text:c="4"/>player1 = Paddle(0,292,"img/paddle_vert.png",0)</text:p>
      <text:p text:style-name="P55"/>
      <text:p text:style-name="P55"><text:s text:c="4"/>ball = GameBall("img/ball_base.png")</text:p>
      <text:p text:style-name="P62"><text:s text:c="4"/>ball.reset(player1)</text:p>
      <text:p text:style-name="P55"/>
      <text:p text:style-name="P55"><text:s text:c="4"/>quit = 0</text:p>
      <text:p text:style-name="P62"><text:s text:c="4"/>gamestate = 0</text:p>
      <text:p text:style-name="P55"/>
      <text:p text:style-name="P55"><text:s text:c="4"/>while quit == 0:</text:p>
      <text:p text:style-name="P55"><text:s text:c="4"/>....</text:p>
      <text:p text:style-name="P19"/>
      <text:p text:style-name="P19">Intanto generiamo la racchetta impostando le coordinate più o meno al cento del campo di gioco (quindi poco sotto la metà della finestra, considerando lo spazio lasciato libero in alto), assegnando l’immagine e l’id per il giocatore. Siccome l’Informatica conta a partire da 0, questo sarà l’ID per la racchetta (ma vedremo nel codice finale che il motivo è leggermente diverso).</text:p>
      <text:p text:style-name="P19">Un altro elemento è la variabile gamestate: ci servirà per stabilire in che situazione si trova il gioco (0: palla pronta sulla racchetta prima dell’inizio – 1: palla in movimento e gioco in corso). </text:p>
      <text:p text:style-name="P19"/>
      <text:p text:style-name="P55"><text:s text:c="4"/>....</text:p>
      <text:p text:style-name="P56"><text:s text:c="12"/>if ourevent.type == pygame.QUIT:</text:p>
      <text:p text:style-name="P56"><text:soft-page-break/><text:s text:c="16"/>quit = 1</text:p>
      <text:p text:style-name="P56"/>
      <text:p text:style-name="P56"><text:s text:c="12"/>if ourevent.type == pygame.KEYDOWN:</text:p>
      <text:p text:style-name="P64"><text:s text:c="16"/>if ourevent.key == pygame.K_z:</text:p>
      <text:p text:style-name="P64"><text:s text:c="20"/>player1.addY(5)</text:p>
      <text:p text:style-name="P64"><text:s text:c="20"/>if gamestate == 0:</text:p>
      <text:p text:style-name="P64"><text:s text:c="24"/>if ball.getY() &lt; 445:</text:p>
      <text:p text:style-name="P64"><text:s text:c="28"/>ball.addY(5)</text:p>
      <text:p text:style-name="P64"><text:s text:c="16"/>if ourevent.key == pygame.K_a:</text:p>
      <text:p text:style-name="P64"><text:s text:c="20"/>player1.addY(-5)</text:p>
      <text:p text:style-name="P64"><text:s text:c="20"/>if gamestate == 0:</text:p>
      <text:p text:style-name="P64"><text:s text:c="24"/>if ball.getY() &gt; 63:</text:p>
      <text:p text:style-name="P64"><text:s text:c="28"/>ball.addY(-5)</text:p>
      <text:p text:style-name="P64"><text:s text:c="16"/>if ourevent.key == pygame.K_s:</text:p>
      <text:p text:style-name="P64"><text:s text:c="20"/>if gamestate == 0:</text:p>
      <text:p text:style-name="P64"><text:s text:c="24"/>ball.start()</text:p>
      <text:p text:style-name="P64"><text:s text:c="24"/>gamestate = 1</text:p>
      <text:p text:style-name="P64"/>
      <text:p text:style-name="P56"><text:s text:c="16"/>if ourevent.key == pygame.K_ESCAPE:</text:p>
      <text:p text:style-name="P56"><text:s text:c="4"/>....</text:p>
      <text:p text:style-name="P20"/>
      <text:p text:style-name="P20">Nella parte relativa alla gestione degli eventi, sono aggiunti i controlli per la racchetta. Qui serve il controllo dello stato del gioco: se gamestate è azzerato il gioco è fermo e la pallina segue la racchetta nei suoi movimenti.</text:p>
      <text:p text:style-name="P20">I tasti usati per il movimento sono ‘a’ e ‘z’, e per lanciare la pallina ‘s’.</text:p>
      <text:p text:style-name="P14"/>
      <text:p text:style-name="P20">Ovviamente va cambiato anche il codice che si occupa del lato sinistro del campo: stavolta c’è la racchetta, non un muro </text:p>
      <text:p text:style-name="P13"/>
      <text:p text:style-name="P57"><text:s text:c="4"/>....</text:p>
      <text:p text:style-name="P58"><text:s text:c="16"/>if ourevent.key == pygame.K_ESCAPE:</text:p>
      <text:p text:style-name="P58"><text:s text:c="20"/>#TODO: qualcosa di più "mosso"</text:p>
      <text:p text:style-name="P58"><text:s text:c="20"/>quit = 1</text:p>
      <text:p text:style-name="P58"/>
      <text:p text:style-name="P63"><text:s text:c="8"/>if ball.getX() &lt;= <text:span text:style-name="T22">9</text:span>:</text:p>
      <text:p text:style-name="P63"><text:s text:c="12"/>diff_pl1_x,diff_pl1_y = player1.diffPos(ball)</text:p>
      <text:p text:style-name="P63"><text:s text:c="12"/>if diff_pl1_x &lt; 1<text:span text:style-name="T22">0</text:span> and (diff_pl1_y &lt; 40 and diff_pl1_y &gt; -10):</text:p>
      <text:p text:style-name="P63"><text:s text:c="16"/>ball.setSpeedX(-ball.speedX())</text:p>
      <text:p text:style-name="P63"><text:s text:c="16"/>if (ball.speedY() * player1.dirY()) &lt; 0: # spostamenti discordi</text:p>
      <text:p text:style-name="P63"><text:s text:c="20"/>ball.setSpeedY(-ball.speedY())</text:p>
      <text:p text:style-name="P63"><text:s text:c="12"/>else:</text:p>
      <text:p text:style-name="P63"><text:s text:c="16"/># palla persa da player1</text:p>
      <text:p text:style-name="P63"><text:s text:c="16"/>gamestate = 0</text:p>
      <text:p text:style-name="P63"><text:s text:c="16"/>ball.reset(player1)</text:p>
      <text:p text:style-name="P58"/>
      <text:p text:style-name="P58"><text:s text:c="8"/>if ball.getX() &gt;= 629:</text:p>
      <text:p text:style-name="P58"><text:s text:c="12"/>ball.setSpeedX(-ball.speedX())</text:p>
      <text:p text:style-name="P58"/>
      <text:p text:style-name="P63"><text:s text:c="8"/>player1.render(screen)</text:p>
      <text:p text:style-name="P58"><text:s text:c="8"/>ball.render(screen)</text:p>
      <text:p text:style-name="P58"><text:s text:c="4"/>....</text:p>
      <text:p text:style-name="P6"/>
      <text:p text:style-name="P6">La posizione della pallina stavolta è intercettata quando la sua ascissa arriva a 10 (perché la racchetta è larga 11 punti). Se le posizioni verticali tra racchetta e pallina sono vicine – ricordando che anche in questo caso la posizione della racchetta è quella del suo angolo superiore sinistro – la racchetta respinge la pallina, altrimenti la pallina è persa.</text:p>
      <text:p text:style-name="P74">Passo 3: Completiamo il gioco</text:p>
      <text:p text:style-name="P29"/>
      <text:p text:style-name="P29">Cosa manca? In pratica il secondo giocatore con i suoi controlli e un meccanismo che <text:span text:style-name="T23">man</text:span>tenga il punteggio.</text:p>
      <text:p text:style-name="P29"/>
      <text:p text:style-name="P59">import pygame</text:p>
      <text:p text:style-name="P65">import math # per il turno di battuta</text:p>
      <text:p text:style-name="P67"><text:s text:c="4"/>....</text:p>
      <text:p text:style-name="P3"/>
      <text:p text:style-name="P31">La lista dei moduli inclusi si allunga per le funzioni matematiche. Ce ne servirà una in particolare, per il turno di battuta – ma potrebbero servircene altre per ampliare le funzionalità del gioco.</text:p>
      <text:p text:style-name="P31"/>
      <text:p text:style-name="P31">Anche la classe GameBall presenta dei cambiamenti:</text:p>
      <text:p text:style-name="P30"/>
      <text:p text:style-name="P59">class GameBall:</text:p>
      <text:p text:style-name="P59"/>
      <text:p text:style-name="P59"><text:s text:c="4"/>def __init__(self,img):</text:p>
      <text:p text:style-name="P59"><text:s text:c="8"/>self.speed = [0,0]</text:p>
      <text:p text:style-name="P65"><text:s text:c="8"/>self.gamenum = 0</text:p>
      <text:p text:style-name="P59"><text:s text:c="8"/>self.bitmap = pygame.image.load(img)</text:p>
      <text:p text:style-name="P59"><text:s text:c="8"/>self.bitmap.set_colorkey((0,0,0))</text:p>
      <text:p text:style-name="P59"/>
      <text:p text:style-name="P59"><text:s text:c="4"/>def reset(self,player):</text:p>
      <text:p text:style-name="P65"><text:s text:c="8"/>if player.getX() &lt; 320:</text:p>
      <text:p text:style-name="P65"><text:s text:c="12"/>self.x = 12</text:p>
      <text:p text:style-name="P65"><text:s text:c="8"/>else:</text:p>
      <text:p text:style-name="P65"><text:s text:c="12"/>self.x = 618</text:p>
      <text:p text:style-name="P59"><text:s text:c="8"/>self.y = player.getY()+15</text:p>
      <text:p text:style-name="P59"><text:s text:c="8"/>self.speed = [0,0]</text:p>
      <text:p text:style-name="P59"><text:s text:c="4"/>....</text:p>
      <text:p text:style-name="P59"/>
      <text:p text:style-name="P25">Il costruttore introduce un nuovo attributo, gamenum, che conta il numero di scambi giocati per decidere il turno di battuta. Il metodo reset(), invece, è modificato per posizionare bene la pallina quando a servire è il giocatore a destra dello schermo.</text:p>
      <text:p text:style-name="P3"/>
      <text:p text:style-name="P59"><text:s text:c="4"/>....</text:p>
      <text:p text:style-name="P59"><text:s text:c="4"/>def render(self,screen):</text:p>
      <text:p text:style-name="P59"><text:s text:c="8"/>self.makeStep()</text:p>
      <text:p text:style-name="P59"><text:s text:c="8"/>screen.blit(self.bitmap,(self.x, self.y))</text:p>
      <text:p text:style-name="P59"/>
      <text:p text:style-name="P65"><text:s text:c="4"/>def getServicePl1(self):</text:p>
      <text:p text:style-name="P65"><text:s text:c="8"/>if self.gamenum == 0:</text:p>
      <text:p text:style-name="P65"><text:s text:c="12"/>return True</text:p>
      <text:p text:style-name="P65"><text:s text:c="8"/>else:</text:p>
      <text:p text:style-name="P65"><text:s text:c="12"/>if math.ceil((self.gamenum+1)/2) % 2:</text:p>
      <text:p text:style-name="P65"><text:s text:c="16"/>return False</text:p>
      <text:p text:style-name="P65"><text:s text:c="12"/>else:</text:p>
      <text:p text:style-name="P65"><text:s text:c="16"/>return True</text:p>
      <text:p text:style-name="P3"/>
      <text:p text:style-name="P31">Viene introdotto il nuovo metodo getServicePl1(), che decide se è il giocatore a sinistra a servire o no (rispondendo True o False di conseguenza). La formula per decidere si basa sul numero dello scambio, e segue la stessa regola del turno di battuta nei Tie-Break del vero tennis. Il primo servizio spetta al giocatore 1, a sinistra, dopodiché il giocatore 2, a destra, avrà diritto a servire per due volte, quindi toccheranno di nuovo due servizi consecutivi al giocatore a sinistra, e così via.</text:p>
      <text:p text:style-name="P31"><text:soft-page-break/>(Ok, si potevano semplicemente alternare i servizi 1 alla volta, ma questo introduce un esempio di regola non banale)</text:p>
      <text:p text:style-name="P31"/>
      <text:p text:style-name="P25">La classe Paddle resta invariata, in quanto i suoi metodi vanno altrettanto bene sia per la racchetta di sinistra che per quella di destra. Invece, per la comunicazione del punteggio a video, introduciamo una nuova classe:</text:p>
      <text:p text:style-name="P3"/>
      <text:p text:style-name="P65">class Score:</text:p>
      <text:p text:style-name="P65"/>
      <text:p text:style-name="P65"><text:s text:c="4"/>def __init__(self,goal):</text:p>
      <text:p text:style-name="P65"><text:s text:c="8"/>self.pnt = [0,0]</text:p>
      <text:p text:style-name="P65"><text:s text:c="8"/>self.goal = goal</text:p>
      <text:p text:style-name="P65"><text:s text:c="8"/>self.font = pygame.font.Font('img/slkscr.ttf',20)</text:p>
      <text:p text:style-name="P65"/>
      <text:p text:style-name="P65"><text:s text:c="4"/>def displayScore(self,screen):</text:p>
      <text:p text:style-name="P65"><text:s text:c="8"/>textscore = str(' - ').join([str(s) for s in self.pnt])</text:p>
      <text:p text:style-name="P65"><text:s text:c="8"/>score_text = self.font.render(textscore,True,(255,255,255))</text:p>
      <text:p text:style-name="P65"><text:s text:c="8"/>score_rect = score_text.get_rect()</text:p>
      <text:p text:style-name="P65"><text:s text:c="8"/>score_rect.centerx = 320</text:p>
      <text:p text:style-name="P65"><text:s text:c="8"/>score_rect.y = 5</text:p>
      <text:p text:style-name="P65"><text:s text:c="8"/>screen.blit(score_text,score_rect)</text:p>
      <text:p text:style-name="P65"><text:s text:c="8"/>pygame.display.update(score_rect)</text:p>
      <text:p text:style-name="P65"><text:s text:c="4"/>....</text:p>
      <text:p text:style-name="P36"/>
      <text:p text:style-name="P37">La classe Score prevede un array per il punteggio dei due giocatori, una variabile dove conservare il valore da raggiongere nel punteggio per vincere la partita, e l’oggetto font (predefinito da PyGame) con il quale scrivere a video i caratteri del punteggio; il costruttore prevede come parametro proprio il valore obbiettivo da raggiungere.</text:p>
      <text:p text:style-name="P36"/>
      <text:p text:style-name="P72"><text:s text:c="4"/>....</text:p>
      <text:p text:style-name="P65"><text:s text:c="4"/>def setScore(self,player):</text:p>
      <text:p text:style-name="P65"><text:s text:c="8"/>return_state = 0</text:p>
      <text:p text:style-name="P65"><text:s text:c="8"/>self.pnt[player.getId()] += 1</text:p>
      <text:p text:style-name="P65"/>
      <text:p text:style-name="P65"><text:s text:c="8"/>if self.pnt[player.getId()] &gt;= self.goal:</text:p>
      <text:p text:style-name="P65"><text:s text:c="12"/>return_state = 2</text:p>
      <text:p text:style-name="P65"/>
      <text:p text:style-name="P65"><text:s text:c="8"/>return return_state</text:p>
      <text:p text:style-name="P65"/>
      <text:p text:style-name="P65"><text:s text:c="4"/>def displayWinner(self,screen):</text:p>
      <text:p text:style-name="P65"><text:s text:c="8"/>text_win = ""</text:p>
      <text:p text:style-name="P65"><text:s text:c="8"/>if self.pnt[0] == self.goal:</text:p>
      <text:p text:style-name="P65"><text:s text:c="12"/>text_win = "Vince la partita Player 1"</text:p>
      <text:p text:style-name="P65"><text:s text:c="8"/>elif self.pnt[1] == self.goal:</text:p>
      <text:p text:style-name="P65"><text:s text:c="12"/>text_win = "Vince la partita Player 2"</text:p>
      <text:p text:style-name="P65"/>
      <text:p text:style-name="P65"><text:s text:c="8"/>if text_win != "":</text:p>
      <text:p text:style-name="P65"><text:s text:c="12"/>winner_text = self.font.render(text_win,True,(255,255,255))</text:p>
      <text:p text:style-name="P65"><text:s text:c="12"/>winner_rect = winner_text.get_rect()</text:p>
      <text:p text:style-name="P65"><text:s text:c="12"/>winner_rect.centerx = 320</text:p>
      <text:p text:style-name="P65"><text:s text:c="12"/>winner_rect.y = 200</text:p>
      <text:p text:style-name="P65"><text:s text:c="12"/>screen.blit(winner_text,winner_rect)</text:p>
      <text:p text:style-name="P65"><text:s text:c="12"/>pygame.display.update(winner_rect)</text:p>
      <text:p text:style-name="P24"/>
      <text:p text:style-name="P25">Il metodo setScore aumenta di 1 il punteggio del giocatore passato come argomento (come oggetto paddle), e restituisce come valore di uscita il valore 2 se il giocatore ha raggiunto l’obbiettivo per vincere la partita. Perché proprio 2? <text:span text:style-name="T25">Come vedremo, avrà a che fare con la variabile che descrive lo stato del gioco.</text:span> </text:p>
      <text:p text:style-name="P25"><text:soft-page-break/></text:p>
      <text:p text:style-name="P26">Passiamo alla funzione principale, qui vedremo che le modifiche saranno in quantità, a seguito dell’introduzione della seconda racchetta, della visualizzazione del punteggio e della gestione del fine partita – come avrete notato, anche il secondo passo del progetto era sostanzialmente infinito, ogni volta che la racchetta non riusciva a raggiungere la pallina il gioco si resettava all’inizio. Qui non sarà la stessa cosa:</text:p>
      <text:p text:style-name="P59"/>
      <text:p text:style-name="P59"><text:s text:c="4"/>....</text:p>
      <text:p text:style-name="P59"><text:s text:c="4"/>player1 = Paddle(0,292,"img/paddle_vert.png",0)</text:p>
      <text:p text:style-name="P65"><text:s text:c="4"/>player2 = Paddle(628,292,"img/paddle_vert.png",1)</text:p>
      <text:p text:style-name="P59"/>
      <text:p text:style-name="P59"><text:s text:c="4"/>ball = GameBall("img/ball_base.png")</text:p>
      <text:p text:style-name="P65"><text:s text:c="4"/>ball.reset(player1) # N.B.: batte player1 per il primo game</text:p>
      <text:p text:style-name="P65"><text:s text:c="4"/>score = Score(2)</text:p>
      <text:p text:style-name="P65"><text:s text:c="4"/>score.displayScore(screen)</text:p>
      <text:p text:style-name="P59"/>
      <text:p text:style-name="P59"><text:s text:c="4"/>quit = 0</text:p>
      <text:p text:style-name="P59"><text:s text:c="4"/>gamestate = 0</text:p>
      <text:p text:style-name="P59"><text:s text:c="4"/>....</text:p>
      <text:p text:style-name="P24"/>
      <text:p text:style-name="P26">Come prevedibile, la seconda racchetta ha una chiamata al metodo costruttore analoga alla prima: cambia la coordinata x per la posizione (alla destra dello schermo) e l’ID del giocatore.</text:p>
      <text:p text:style-name="P26">Attenzione: il giocatore 2 (destra) ha ID 1, e il giocatore 1 (sinistra) ha ID 0. Come mai? Ricordate l’array usato per mantenere il punteggio nella classe Score? In Python, come in tutti i linguaggi di programmazione, ogni array o lista di elementi numerata inizia sempre con lo 0 (si dice che gli informatici sono gli unici che cominciano a contare da 0, a differenza di tutti gli altri che cominciano da 1…).</text:p>
      <text:p text:style-name="P26">Se vogliamo riferirci al punteggio del giocatore di sinistra occorre valutare il valore della posizione 0 nell’attributo pnt di score, mentre se vogliamo conoscere il valore raggiunto dal giocatore a destra occorre leggere la pos<text:span text:style-name="T26">i</text:span>zione 1 nello stesso attributo. <text:s/></text:p>
      <text:p text:style-name="P24"/>
      <text:p text:style-name="P59"><text:s text:c="4"/>....</text:p>
      <text:p text:style-name="P59"><text:s text:c="12"/>if ourevent.type == pygame.KEYDOWN:</text:p>
      <text:p text:style-name="P65"><text:s text:c="16"/>if ourevent.key == pygame.K_z and gamestate &lt; 2:</text:p>
      <text:p text:style-name="P59"><text:s text:c="20"/>player1.addY(5)</text:p>
      <text:p text:style-name="P65"><text:s text:c="20"/>if gamestate == 0 and ball.getServicePl1():</text:p>
      <text:p text:style-name="P59"><text:s text:c="24"/>if ball.getY() &lt; 445:</text:p>
      <text:p text:style-name="P59"><text:s text:c="28"/>ball.addY(5)</text:p>
      <text:p text:style-name="P65"><text:s text:c="16"/>if ourevent.key == pygame.K_a and gamestate &lt; 2:</text:p>
      <text:p text:style-name="P59"><text:s text:c="20"/>player1.addY(-5)</text:p>
      <text:p text:style-name="P65"><text:s text:c="20"/>if gamestate == 0 and ball.getServicePl1():</text:p>
      <text:p text:style-name="P59"><text:s text:c="24"/>if ball.getY() &gt; 63:</text:p>
      <text:p text:style-name="P59"><text:s text:c="28"/>ball.addY(-5)</text:p>
      <text:p text:style-name="P65"><text:s text:c="16"/>if ourevent.key == pygame.K_s and gamestate &lt; 2:</text:p>
      <text:p text:style-name="P65"><text:s text:c="20"/>if gamestate == 0 and ball.getServicePl1():</text:p>
      <text:p text:style-name="P65"><text:s text:c="24"/>ball.start()</text:p>
      <text:p text:style-name="P65"><text:s text:c="24"/>gamestate = 1</text:p>
      <text:p text:style-name="P67"><text:s text:c="4"/>....</text:p>
      <text:p text:style-name="P36"/>
      <text:p text:style-name="P38">Con le modifiche ai controlli per la racchetta di sinistra ci accorgiamo del cambio di significato per la variabile che decide lo stato della partita. Adesso abbiamo 3 possibili valori:</text:p>
      <text:p text:style-name="P38">0: Il gioco è fermo, e il giocatore di turno alla battuta può decidere da dove mettere in gioco la pallina.</text:p>
      <text:p text:style-name="P38"><text:soft-page-break/>1: Il gioco è in svolgimento, la pallina si muove sul campo di gioco e i giocatori devono evitare che finisca fuori dalla loro parte.</text:p>
      <text:p text:style-name="P38">2: Il gioco è finito, uno dei due giocatori ha raggiunto il punteggio obbiettivo. In questo caso, non ha più senso muovere la racchetta.</text:p>
      <text:p text:style-name="P35"/>
      <text:p text:style-name="P67"><text:s text:c="4"/>....</text:p>
      <text:p text:style-name="P65"><text:s text:c="16"/>if ourevent.key == pygame.K_l and gamestate &lt; 2:</text:p>
      <text:p text:style-name="P65"><text:s text:c="20"/>player2.addY(5)</text:p>
      <text:p text:style-name="P65"><text:s text:c="20"/>if gamestate == 0 and not(ball.getServicePl1()):</text:p>
      <text:p text:style-name="P65"><text:s text:c="24"/>if ball.getY() &lt; 445:</text:p>
      <text:p text:style-name="P65"><text:s text:c="28"/>ball.addY(5)</text:p>
      <text:p text:style-name="P65"><text:s text:c="16"/>if ourevent.key == pygame.K_p and gamestate &lt; 2:</text:p>
      <text:p text:style-name="P65"><text:s text:c="20"/>player2.addY(-5)</text:p>
      <text:p text:style-name="P65"><text:s text:c="20"/>if gamestate == 0 and not(ball.getServicePl1()):</text:p>
      <text:p text:style-name="P65"><text:s text:c="24"/>if ball.getY() &gt; 63:</text:p>
      <text:p text:style-name="P65"><text:s text:c="28"/>ball.addY(-5)</text:p>
      <text:p text:style-name="P65"><text:s text:c="16"/>if ourevent.key == pygame.K_o and gamestate &lt; 2:</text:p>
      <text:p text:style-name="P65"><text:s text:c="20"/>if ga<text:span text:style-name="T24">mestate == 0 and not(ball.getServicePl1()):</text:span></text:p>
      <text:p text:style-name="P65"><text:s text:c="24"/>ball.start()</text:p>
      <text:p text:style-name="P65"><text:s text:c="24"/>gamestate = 1</text:p>
      <text:p text:style-name="P59"><text:s text:c="4"/>....</text:p>
      <text:p text:style-name="P24"/>
      <text:p text:style-name="P27">Introduciamo i controlli anche per il secondo giocatore, il codice è quasi identico ma ovviamente sono diversi i pulsanti: ‘p’ e ‘l’ per muoversi, ‘o’ per servire la pallina quando si è di turno.</text:p>
      <text:p text:style-name="P24"/>
      <text:p text:style-name="P59"><text:s text:c="4"/>....</text:p>
      <text:p text:style-name="P59"><text:s text:c="8"/>if ball.getX() &lt;= 9:</text:p>
      <text:p text:style-name="P59"><text:s text:c="12"/>diff_pl1_x,diff_pl1_y = player1.diffPos(ball)</text:p>
      <text:p text:style-name="P59"><text:s text:c="12"/>if diff_pl1_x &lt; 10 and (diff_pl1_y &lt; 40 and diff_pl1_y &gt; -10):</text:p>
      <text:p text:style-name="P59"><text:s text:c="16"/>ball.setSpeedX(-ball.speedX())</text:p>
      <text:p text:style-name="P59"><text:s text:c="16"/>if (ball.speedY() * player1.dirY()) &lt; 0:</text:p>
      <text:p text:style-name="P59"><text:s text:c="20"/>#i due spostamenti sono discordi</text:p>
      <text:p text:style-name="P59"><text:s text:c="20"/>ball.setSpeedY(-ball.speedY())</text:p>
      <text:p text:style-name="P59"><text:s text:c="12"/>else:</text:p>
      <text:p text:style-name="P65"><text:s text:c="16"/># palla persa da player1</text:p>
      <text:p text:style-name="P65"><text:s text:c="16"/>gamestate = score.setScore(player2)</text:p>
      <text:p text:style-name="P65"><text:s text:c="16"/>if gamestate &lt; 2:</text:p>
      <text:p text:style-name="P65"><text:s text:c="20"/>pygame.time.delay(500)</text:p>
      <text:p text:style-name="P65"><text:s text:c="20"/>if ball.getServicePl1():</text:p>
      <text:p text:style-name="P65"><text:s text:c="24"/>ball.reset(player1)</text:p>
      <text:p text:style-name="P65"><text:s text:c="20"/>else:</text:p>
      <text:p text:style-name="P65"><text:s text:c="24"/>ball.reset(player2)</text:p>
      <text:p text:style-name="P65"><text:s text:c="16"/>else:</text:p>
      <text:p text:style-name="P65"><text:s text:c="20"/>ball.reset(player2)</text:p>
      <text:p text:style-name="P59"><text:s text:c="4"/>....</text:p>
      <text:p text:style-name="P24"/>
      <text:p text:style-name="P28">Coerentemente con le modifiche del gioco, cambia anche il codice per la gestione della pallina persa dal giocatore a sinistra, che fino a ora era l’unico presente nel gioco: viene marcato un punto per il giocatore a destra, esaminato lo stato del gioco conseguente alla marcatura e, se la partita non è finita, assegnato il servizio a che è di turno.</text:p>
      <text:p text:style-name="P24"/>
      <text:p text:style-name="P59"><text:s text:c="4"/>....</text:p>
      <text:p text:style-name="P65"><text:s text:c="8"/>elif ball.getX() &gt;= 619:</text:p>
      <text:p text:style-name="P65"><text:s text:c="12"/>diff_pl2_x,diff_pl2_y = player2.diffPos(ball)</text:p>
      <text:p text:style-name="P65"><text:s text:c="12"/>if diff_pl2_x &lt; 10 and (diff_pl2_y &lt; 40 and diff_pl2_y &gt; -10):</text:p>
      <text:p text:style-name="P65"><text:s text:c="16"/>ball.setSpeedX(-ball.speedX())</text:p>
      <text:p text:style-name="P65"><text:s text:c="16"/>if (ball.speedY() * player2.dirY()) &lt; 0:</text:p>
      <text:p text:style-name="P65"><text:soft-page-break/><text:s text:c="20"/>#i due spostamenti sono discordi</text:p>
      <text:p text:style-name="P65"><text:s text:c="20"/>ball.setSpeedY(-ball.speedY())</text:p>
      <text:p text:style-name="P65"><text:s text:c="12"/>else:</text:p>
      <text:p text:style-name="P65"><text:s text:c="16"/># palla persa da player2</text:p>
      <text:p text:style-name="P65"><text:s text:c="16"/>gamestate = score.setScore(player1)</text:p>
      <text:p text:style-name="P65"><text:s text:c="16"/>if gamestate &lt; 2:</text:p>
      <text:p text:style-name="P65"><text:s text:c="20"/>pygame.time.delay(500)</text:p>
      <text:p text:style-name="P65"><text:s text:c="20"/>if ball.getServicePl1():</text:p>
      <text:p text:style-name="P65"><text:s text:c="24"/>ball.reset(player1)</text:p>
      <text:p text:style-name="P65"><text:s text:c="20"/>else:</text:p>
      <text:p text:style-name="P65"><text:s text:c="24"/>ball.reset(player2)</text:p>
      <text:p text:style-name="P65"><text:s text:c="16"/>else:</text:p>
      <text:p text:style-name="P65"><text:s text:c="20"/>ball.reset(player1)</text:p>
      <text:p text:style-name="P59"><text:s text:c="4"/>....</text:p>
      <text:p text:style-name="P24"/>
      <text:p text:style-name="P28">Ora però c’è anche il giocatore a destra, quindi occorre sostituire il codice col semplice rimbalzo con gli stessi controlli che abbiamo impostato prima per il giocatore di sinistra. Potremmo anche fare una funzione per la gestione della pallina “fuori campo”, perché le istruzioni sono esattamente le stesse per entrambi i giocatori: cambia il lato (quindi l’ascissa raggiunta dalla pallina) e le conseguenze del colpo mancato (nel caso del giocatore a destra il punto va al suo avversario a sinistra, esattamente il contrario di quel che abbiamo scritto poche righe sopra). Se volete provare a farla da soli, è un’ottimo esercizio.</text:p>
      <text:p text:style-name="P24"/>
      <text:p text:style-name="P59"><text:s text:c="4"/>....</text:p>
      <text:p text:style-name="P59"><text:s text:c="8"/>player1.render(screen)</text:p>
      <text:p text:style-name="P65"><text:s text:c="8"/>player2.render(screen)</text:p>
      <text:p text:style-name="P59"><text:s text:c="8"/>ball.render(screen)</text:p>
      <text:p text:style-name="P59"/>
      <text:p text:style-name="P65"><text:s text:c="8"/>score.displayScore(screen)</text:p>
      <text:p text:style-name="P65"><text:s text:c="8"/>if gamestate == 2:</text:p>
      <text:p text:style-name="P65"><text:s text:c="12"/>winplayer = score.displayWinner(screen)</text:p>
      <text:p text:style-name="P59"/>
      <text:p text:style-name="P59"><text:s text:c="8"/>pygame.display.update()</text:p>
      <text:p text:style-name="P59"><text:s text:c="8"/>pygame.time.delay(2)</text:p>
      <text:p text:style-name="P59"/>
      <text:p text:style-name="P59"><text:s text:c="4"/>return 0</text:p>
      <text:p text:style-name="P59"/>
      <text:p text:style-name="P33">Arriviamo così alle modifiche per la generazione del fotogramma: in più adesso dobbiamo visualizzare il secondo giocatore e mostrare il punteggio con il metodo displayScore() dell’oggetto score. Attenzione però, se il gioco è finito dobbiamo anche darne notizia con l’altro metodo displayWinner(); naturalmente l’oggetto sa da solo chi ha vinto perché abbiamo inserito il punteggio proprio tra i suoi attributi, dove ci faceva più comodo.</text:p>
      <text:p text:style-name="P33"/>
      <text:p text:style-name="P33">E con questo abbiamo finito. Se adesso fate partire il programma (e non avete fatto errori), potrete divertirvi a fare delle sfide uno contro l’altro, <text:span text:style-name="T27">su qualunque sistema dove siano presenti Python e la libreria PyGame – oltre naturalmente a uno schermo e una tastiera...</text:span></text:p>
      <text:p text:style-name="P75">Step 3: alcuni suggerimenti per migliorare <text:span text:style-name="T27">il progetto</text:span></text:p>
      <text:p text:style-name="P32"/>
      <text:p text:style-name="P34">Arrivati a questo punto il gioco è completo, ma ci sono varie possibilità per migiorarlo ulteriormente, a patto di sapere dove intervenire con nuova programmazione.</text:p>
      <text:p text:style-name="P34">Di seguito ci sono alcuni suggerimenti per personalizzare e rendere il gioco ancora più divertente:</text:p>
      <text:p text:style-name="P34"><text:s/></text:p>
      <text:p text:style-name="P34"><text:span text:style-name="T28">Proposta n.</text:span>1: <text:s/>Modificare l’angolo di rimbalzo della pallina sulla racchetta.</text:p>
      <text:p text:style-name="P34">Vi sarete accorti che la pallina percorre l’area di gioco sempre in diagonale con lo stesso angolo di 45°. L’unico modo per farle cambiare direzione è colpirla con la racchetta in movimento contrario. In questo caso la pallina invece di rimbalzare nella stessa direzione verticale tornerà indietro. Ma questo è un po’ poco per impostare strategie di gioco vincenti, no?</text:p>
      <text:p text:style-name="P34">Se guardate attentamente il codice relativo al rilevamento dell’intercettazione della palla per ciascuno dei due giocatori, noterete che l’unico intervento sul moto della pallina è il cambio di segno delle componenti della sua velocità: solo la x nel caso la rachetta sia ferma o si muova nella stessa direzione della pallina, anche la y nel caso i movimenti siano contrari l’uno all’altro.</text:p>
      <text:p text:style-name="P34">Si potrebbe rimpiazzare questo gruppo di istruzioni con una funzione, o meglio ancora un metodo della classe Paddle, che esamina il punto della racchetta su cui la pallina è rimbalzata e variare l’angolo di conseguenza: <text:s/>per far questo avrete però bisogno di qualche conoscenza di fisica <text:span text:style-name="T28">per l’implementazione delle giuste formule di modifica delle componenti orizzontale e verticale della velocità per la pallina.</text:span></text:p>
      <text:p text:style-name="P77"/>
      <text:p text:style-name="P82">Nota per i più curiosi/appassionati di matematica:</text:p>
      <text:p text:style-name="P77">In realtà, esiste un metodo più semplice per impostare il cambio dell’angolo: si basa sull’implementazione in Python della matematica per i cosiddetti numeri complessi. Che questi siano legati alle radici quadrate, e quarte, e in genere pari di numeri negativi non vi deve interessare – a meno che non facciate corsi di matematica alle scuole superiori e all’Università. Quel che è interessante è che questi numeri sono rappresentati su un piano cartesiano perché sono la generalizzazione dei numeri reali normalmente usati, e rappresentati di solito su una retta. Questi numeri per motivi matematici possono essere identificati sia con le loro componenti x e y sia con la distanza dal centro del riferimento cartesiano (“modulo”, per i più curiosi) accoppiata all’angolo misurato tra l’asse delle ascisse e il segmento che congiunge il centor col numero complesso.</text:p>
      <text:p text:style-name="P78">Possiamo sfruttare le funzioni Python per la conversione tra le due rappresentazioni: sono funzioni presenti nel modulo math. Creiamo un numero complesso con le componenti x e y della velocità della pallina, convertiamo il numero nella rappresentazione modulo/angolo, cambiamo l’angolo secondo le regole che abbiamo stabilito per il rimbalzo sulla racchetta e riconvertiamo il risultato nella rappresentazione x,y per ottenere le componenti dlela velocità adatte al gioco. Semplice, no?</text:p>
      <text:p text:style-name="P32"/>
      <text:p text:style-name="P78">Proposta n.2: Velocità progressiva.</text:p>
      <text:p text:style-name="P78">Se i due giocatori sono bravi, può capitare che lo scambio tra i due diventi molto lungo, soprattutto perché i rimbalzi, come si diceva alla proposta precedente, hanno un angolo prefissato.</text:p>
      <text:p text:style-name="P78">Per mettere un po’ di pepe allora conviene ricorrere a una variante presente anche nel gioco originale di 40 anni fa: aumentare progressivamente la velocità della pallina.</text:p>
      <text:p text:style-name="P78">Non è necessario che le componnti della velocità siano necessariamente numeri interi: le posizioni della pallina saranno comunque arrotondate all’intero più vicino e comunque la velocità del gioco non permetterà di notare piccolissime oscillazioni nella posizione (soprattutto se aprite la finestra 640x480 su uno schermo FullHD…).</text:p>
      <text:p text:style-name="P78"><text:soft-page-break/>Si può cominciare con una velocità leggermente inferiore all’attuale, diciamo 1.5 per ciascuna componente, per poi aumentare di 0.2 ogni 20 scambi. Per fare questo basta aggiungere un nuovo attributo all’oggetto Gameball, incrementarlo ogni volta che una racchetta respinge la palla e far scattare l’aumento quando il totale dei rimbalzi è divisibile per 20, ad esempio. </text:p>
      <text:p text:style-name="P78">Solo un’accortezza: meglio stabilire un massimo perché ricordate che le racchette continueranno a muoversi alla stessa velocità. All’inizio sarà facile raggiungere la pallina, ma quando la velocità raggiungerà certi valori sarà quasi impossibile essere nel posto giusto al momento giusto...</text:p>
      <text:p text:style-name="P78"/>
      <text:p text:style-name="P78">Proposta n.3: racchette personalizzate (e/o pallina diversa, e/o campo diverso...)</text:p>
      <text:p text:style-name="P78">Questa è solo una modifica estetica, ma è abbastanza facile. Siete stanchi del solito bastoncino bianco, e volete un tocco di colore? Basta cambiare l’immagine caricata al momento della creazione dell’oggetto.</text:p>
      <text:p text:style-name="P78">Potrebbe essere divertente giocare con una racchetta rossa e una verde, oppure con forme differenti. Ma potete anche sostituire l’immagine della pallina attuale con qualcosa di diverso; magari un cuore per i romantici o un teschio per gli...alternativi.</text:p>
      <text:p text:style-name="P78">Stesso discorso per il campo da gioco. Non vi piace quello attuale? E allora ridisegnatelo come volete.</text:p>
      <text:p text:style-name="P78">Un’avvertenza, però: qualunque sia l’immagine che decidete di sostituire, dovete comunque rispettare le dimensioni originali. Quindi la vostra nuova pallina dovrà comunque essere 11x11 pixel, e ogni racchetta dovrà misurare 11x40 pixel. Anche il campo dovrà comunque prevedere l’area di gioco più in basso di 40 pixel rispetto allo spazio riservato al punteggio. Questo per via dei valori scritti nel codice python del gioco.</text:p>
      <text:p text:style-name="P78">Potete anche provare a fare i furbi e implementare una racchetta più lunga: la parte valida per far rimbalzare la palla sarà sempre limitata ai 40 pixel più in alto e 11 pixel più vicini al bordo dello schermo.</text:p>
      <text:p text:style-name="P78"/>
      <text:p text:style-name="P82">Nota per i più smanettoni</text:p>
      <text:p text:style-name="P78">In realtà, esistono funzioni in PyGame che permettono di leggere l’effettiva dimensione in pixel di ogni immagine caricata, quindi con un po’ di lavoro si potrebbe sostituire i numeri fissi usati per definire tutti i rimbalzi e cambiarli con valori derivati dalle dimensioni effettive delle immagini usate.</text:p>
      <text:p text:style-name="P78">Questo potrebbe portare <text:span text:style-name="T29">ad implementare una fase introduttiva del gioco nella quale ogni giocatore potrebbe scegliere la racchetta preferita. Certo, potrebbe sorgere il problema delle dimensioni differenti, ma questo in realtà permetterebbe a chi è meno bravo di giocare con qualche speranza in più di battere un avversario particolarmente abile. Oppure si potrebbe impostare una velocità di spostamento per le racchette differente in base alla loro dimensione, per riequilibrare un po’ le possibilità.</text:span></text:p>
      <text:p text:style-name="P32"/>
      <text:p text:style-name="P83">Proposta n.4: dal Tennis allo Squash</text:p>
      <text:p text:style-name="P80">Per questa variante l’idea delle racchette differenziate p<text:span text:style-name="T30">o</text:span>t<text:span text:style-name="T30">r</text:span>ebbe essere in effetti molto utile.</text:p>
      <text:p text:style-name="P80">Chi ha detto che i giocatori devono stare <text:span text:style-name="T30">a</text:span>i lati opposti del gioco? Riutilizzando il concetto del muro laterale a destra, possiamo piazzare anche il giocatore numero due a sinistra, e alternare l’obbligo di respingere la pallina in base al numero di rimbalzi sul muro. <text:s/>Volendo, si può aggiungere anche un terzo giocatore, e cambiare la modalità di punteggio partendo da un certo numero di “vite” e stabilendo la fine del gioco appena uno dei tre giocatori arriva a 0. Qui le modifiche necessarie cominciano a essere molte, ma se ci si pensa bene si possono ancora gestire col codice a disposizione: il punteggio diventa un lista di 3 numeri, a cui si sottrae 1 per marcare un punto anziché aggiungere; il metodo ch<text:span text:style-name="T30">e</text:span> stabilisce il servizio risponde 1,2,3 invece che True o False per indicare chi deve battere – e la battuta è rigidamente a turni, dal giocatore 1 al giocatore 2 al 3, e così via; <text:span text:style-name="T30">l’oggetto </text:span><text:soft-page-break/><text:span text:style-name="T30">pallina ha un attributo ulteriore per stabilire chi deve respingere, incrementato di 1 ad ogni rimbalzo a destra, cosiché il calcolo del resto della sua divisione per tre decide il giocatore</text:span>...</text:p>
      <text:p text:style-name="P80"/>
      <text:p text:style-name="P81">Proposta n.5: break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8:04:17.857038072</meta:creation-date>
    <dc:date>2018-04-11T20:00:08.410007917</dc:date>
    <meta:editing-duration>PT2H12M55S</meta:editing-duration>
    <meta:editing-cycles>13</meta:editing-cycles>
    <meta:generator>LibreOffice/5.1.6.2$Linux_X86_64 LibreOffice_project/10m0$Build-2</meta:generator>
    <meta:document-statistic meta:table-count="0" meta:image-count="0" meta:object-count="0" meta:page-count="16" meta:paragraph-count="426" meta:word-count="4874" meta:character-count="35999" meta:non-whitespace-character-count="28087"/>
  </office:meta>
</office:document-meta>
</file>